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6.9299in" fo:margin-left="0in" table:align="left" style:shadow="none"/>
    </style:style>
    <style:style style:name="Table5.A" style:family="table-column">
      <style:table-column-properties style:column-width="0.559in"/>
    </style:style>
    <style:style style:name="Table5.B" style:family="table-column">
      <style:table-column-properties style:column-width="0.8771in"/>
    </style:style>
    <style:style style:name="Table5.C" style:family="table-column">
      <style:table-column-properties style:column-width="1.0306in"/>
    </style:style>
    <style:style style:name="Table5.D" style:family="table-column">
      <style:table-column-properties style:column-width="1.5354in"/>
    </style:style>
    <style:style style:name="Table5.F" style:family="table-column">
      <style:table-column-properties style:column-width="0.9979in"/>
    </style:style>
    <style:style style:name="Table5.G" style:family="table-column">
      <style:table-column-properties style:column-width="1.0528in"/>
    </style:style>
    <style:style style:name="Table5.1" style:family="table-row">
      <style:table-row-properties style:min-row-height="0.3729in"/>
    </style:style>
    <style:style style:name="Table5.A1" style:family="table-cell">
      <style:table-cell-properties fo:padding="0.0382in" fo:border-left="none" fo:border-right="none" fo:border-top="none" fo:border-bottom="0.05pt solid #000000"/>
    </style:style>
    <style:style style:name="Table5.B1" style:family="table-cell">
      <style:table-cell-properties fo:padding="0.0382in" fo:border-left="0.05pt solid #000000" fo:border-right="none" fo:border-top="none" fo:border-bottom="0.05pt solid #000000"/>
    </style:style>
    <style:style style:name="Table5.F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none"/>
    </style:style>
    <style:style style:name="Table5.C2" style:family="table-cell">
      <style:table-cell-properties fo:padding="0.0382in" fo:border-left="none" fo:border-right="0.05pt solid #000000" fo:border-top="none" fo:border-bottom="none"/>
    </style:style>
    <style:style style:name="Table5.F3" style:family="table-cell" style:data-style-name="N0">
      <style:table-cell-properties fo:padding="0.0382in" fo:border-left="0.05pt solid #000000" fo:border-right="none" fo:border-top="none" fo:border-bottom="none"/>
    </style:style>
    <style:style style:name="Table5.G3" style:family="table-cell" style:data-style-name="N0">
      <style:table-cell-properties fo:padding="0.0382in" fo:border-left="none" fo:border-right="0.05pt solid #000000" fo:border-top="none" fo:border-bottom="none"/>
    </style:style>
    <style:style style:name="Table5.A12" style:family="table-cell">
      <style:table-cell-properties fo:padding="0.0382in" fo:border="none"/>
    </style:style>
    <style:style style:name="Table5.A1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3" style:family="table-cell">
      <style:table-cell-properties fo:padding="0.0382in" fo:border-left="none" fo:border-right="none" fo:border-top="0.05pt solid #000000" fo:border-bottom="0.05pt solid #000000"/>
    </style:style>
    <style:style style:name="Table5.C13" style:family="table-cell">
      <style:table-cell-properties fo:padding="0.0382in" fo:border-left="none" fo:border-right="none" fo:border-top="0.05pt solid #000000" fo:border-bottom="0.05pt solid #000000"/>
    </style:style>
    <style:style style:name="Table5.D13" style:family="table-cell" style:data-style-name="N0">
      <style:table-cell-properties fo:padding="0.0382in" fo:border-left="none" fo:border-right="none" fo:border-top="0.05pt solid #000000" fo:border-bottom="0.05pt solid #000000"/>
    </style:style>
    <style:style style:name="Table5.G13" style:family="table-cell" style:data-style-name="N0">
      <style:table-cell-properties fo:padding="0.0382in" fo:border-left="none" fo:border-right="0.05pt solid #000000" fo:border-top="0.05pt solid #000000" fo:border-bottom="0.05pt solid #000000"/>
    </style:style>
    <style:style style:name="Table6" style:family="table">
      <style:table-properties style:width="6.9299in" fo:margin-left="0in" table:align="left" style:shadow="none"/>
    </style:style>
    <style:style style:name="Table6.A" style:family="table-column">
      <style:table-column-properties style:column-width="0.559in"/>
    </style:style>
    <style:style style:name="Table6.B" style:family="table-column">
      <style:table-column-properties style:column-width="0.8771in"/>
    </style:style>
    <style:style style:name="Table6.C" style:family="table-column">
      <style:table-column-properties style:column-width="0.8118in"/>
    </style:style>
    <style:style style:name="Table6.D" style:family="table-column">
      <style:table-column-properties style:column-width="1.3813in"/>
    </style:style>
    <style:style style:name="Table6.E" style:family="table-column">
      <style:table-column-properties style:column-width="1.25in"/>
    </style:style>
    <style:style style:name="Table6.F" style:family="table-column">
      <style:table-column-properties style:column-width="0.9979in"/>
    </style:style>
    <style:style style:name="Table6.G" style:family="table-column">
      <style:table-column-properties style:column-width="1.0528in"/>
    </style:style>
    <style:style style:name="Table6.1" style:family="table-row">
      <style:table-row-properties style:min-row-height="0.3729in"/>
    </style:style>
    <style:style style:name="Table6.A1" style:family="table-cell">
      <style:table-cell-properties fo:padding="0.0382in" fo:border-left="none" fo:border-right="none" fo:border-top="none" fo:border-bottom="0.05pt solid #000000"/>
    </style:style>
    <style:style style:name="Table6.B1" style:family="table-cell">
      <style:table-cell-properties fo:padding="0.0382in" fo:border-left="0.05pt solid #000000" fo:border-right="none" fo:border-top="none" fo:border-bottom="0.05pt solid #000000"/>
    </style:style>
    <style:style style:name="Table6.F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none"/>
    </style:style>
    <style:style style:name="Table6.C2" style:family="table-cell">
      <style:table-cell-properties fo:padding="0.0382in" fo:border-left="none" fo:border-right="0.05pt solid #000000" fo:border-top="none" fo:border-bottom="none"/>
    </style:style>
    <style:style style:name="Table6.F3" style:family="table-cell" style:data-style-name="N0">
      <style:table-cell-properties fo:padding="0.0382in" fo:border-left="0.05pt solid #000000" fo:border-right="none" fo:border-top="none" fo:border-bottom="none"/>
    </style:style>
    <style:style style:name="Table6.G3" style:family="table-cell" style:data-style-name="N0">
      <style:table-cell-properties fo:padding="0.0382in" fo:border-left="none" fo:border-right="0.05pt solid #000000" fo:border-top="none" fo:border-bottom="none"/>
    </style:style>
    <style:style style:name="Table6.A12" style:family="table-cell">
      <style:table-cell-properties fo:padding="0.0382in" fo:border="none"/>
    </style:style>
    <style:style style:name="Table6.A1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3" style:family="table-cell">
      <style:table-cell-properties fo:padding="0.0382in" fo:border-left="none" fo:border-right="none" fo:border-top="0.05pt solid #000000" fo:border-bottom="0.05pt solid #000000"/>
    </style:style>
    <style:style style:name="Table6.C13" style:family="table-cell">
      <style:table-cell-properties fo:padding="0.0382in" fo:border-left="none" fo:border-right="none" fo:border-top="0.05pt solid #000000" fo:border-bottom="0.05pt solid #000000"/>
    </style:style>
    <style:style style:name="Table6.D13" style:family="table-cell" style:data-style-name="N0">
      <style:table-cell-properties fo:padding="0.0382in" fo:border-left="none" fo:border-right="none" fo:border-top="0.05pt solid #000000" fo:border-bottom="0.05pt solid #000000"/>
    </style:style>
    <style:style style:name="Table6.G13" style:family="table-cell" style:data-style-name="N0">
      <style:table-cell-properties fo:padding="0.0382in" fo:border-left="none" fo:border-right="0.05pt solid #000000" fo:border-top="0.05pt solid #000000" fo:border-bottom="0.05pt solid #000000"/>
    </style:style>
    <style:style style:name="Table4" style:family="table">
      <style:table-properties style:width="6.9299in" fo:margin-left="0in" table:align="left" style:shadow="none"/>
    </style:style>
    <style:style style:name="Table4.A" style:family="table-column">
      <style:table-column-properties style:column-width="0.559in"/>
    </style:style>
    <style:style style:name="Table4.B" style:family="table-column">
      <style:table-column-properties style:column-width="0.8771in"/>
    </style:style>
    <style:style style:name="Table4.C" style:family="table-column">
      <style:table-column-properties style:column-width="1.0306in"/>
    </style:style>
    <style:style style:name="Table4.D" style:family="table-column">
      <style:table-column-properties style:column-width="1.2174in"/>
    </style:style>
    <style:style style:name="Table4.E" style:family="table-column">
      <style:table-column-properties style:column-width="1.1951in"/>
    </style:style>
    <style:style style:name="Table4.F" style:family="table-column">
      <style:table-column-properties style:column-width="0.9979in"/>
    </style:style>
    <style:style style:name="Table4.G" style:family="table-column">
      <style:table-column-properties style:column-width="1.0528in"/>
    </style:style>
    <style:style style:name="Table4.1" style:family="table-row">
      <style:table-row-properties style:min-row-height="0.3729in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4.B1" style:family="table-cell">
      <style:table-cell-properties fo:padding="0.0382in" fo:border-left="0.05pt solid #000000" fo:border-right="none" fo:border-top="none" fo:border-bottom="0.05pt solid #000000"/>
    </style:style>
    <style:style style:name="Table4.F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none"/>
    </style:style>
    <style:style style:name="Table4.C2" style:family="table-cell">
      <style:table-cell-properties fo:padding="0.0382in" fo:border-left="none" fo:border-right="0.05pt solid #000000" fo:border-top="none" fo:border-bottom="none"/>
    </style:style>
    <style:style style:name="Table4.F3" style:family="table-cell" style:data-style-name="N0">
      <style:table-cell-properties fo:padding="0.0382in" fo:border-left="0.05pt solid #000000" fo:border-right="none" fo:border-top="none" fo:border-bottom="none"/>
    </style:style>
    <style:style style:name="Table4.G3" style:family="table-cell" style:data-style-name="N0">
      <style:table-cell-properties fo:padding="0.0382in" fo:border-left="none" fo:border-right="0.05pt solid #000000" fo:border-top="none" fo:border-bottom="none"/>
    </style:style>
    <style:style style:name="Table4.A12" style:family="table-cell">
      <style:table-cell-properties fo:padding="0.0382in" fo:border="none"/>
    </style:style>
    <style:style style:name="Table4.A1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3" style:family="table-cell">
      <style:table-cell-properties fo:padding="0.0382in" fo:border-left="none" fo:border-right="none" fo:border-top="0.05pt solid #000000" fo:border-bottom="0.05pt solid #000000"/>
    </style:style>
    <style:style style:name="Table4.C13" style:family="table-cell">
      <style:table-cell-properties fo:padding="0.0382in" fo:border-left="none" fo:border-right="none" fo:border-top="0.05pt solid #000000" fo:border-bottom="0.05pt solid #000000"/>
    </style:style>
    <style:style style:name="Table4.D13" style:family="table-cell" style:data-style-name="N0">
      <style:table-cell-properties fo:padding="0.0382in" fo:border-left="none" fo:border-right="none" fo:border-top="0.05pt solid #000000" fo:border-bottom="0.05pt solid #000000"/>
    </style:style>
    <style:style style:name="Table4.G13" style:family="table-cell" style:data-style-name="N0">
      <style:table-cell-properties fo:padding="0.0382in" fo:border-left="none" fo:border-right="0.05pt solid #000000" fo:border-top="0.05pt solid #000000" fo:border-bottom="0.05pt solid #000000"/>
    </style:style>
    <style:style style:name="Table3" style:family="table">
      <style:table-properties style:width="6.9299in" fo:margin-left="0in" table:align="left" style:shadow="none"/>
    </style:style>
    <style:style style:name="Table3.A" style:family="table-column">
      <style:table-column-properties style:column-width="0.559in"/>
    </style:style>
    <style:style style:name="Table3.B" style:family="table-column">
      <style:table-column-properties style:column-width="0.8771in"/>
    </style:style>
    <style:style style:name="Table3.C" style:family="table-column">
      <style:table-column-properties style:column-width="1.0306in"/>
    </style:style>
    <style:style style:name="Table3.D" style:family="table-column">
      <style:table-column-properties style:column-width="1.2174in"/>
    </style:style>
    <style:style style:name="Table3.E" style:family="table-column">
      <style:table-column-properties style:column-width="1.1951in"/>
    </style:style>
    <style:style style:name="Table3.F" style:family="table-column">
      <style:table-column-properties style:column-width="0.9979in"/>
    </style:style>
    <style:style style:name="Table3.G" style:family="table-column">
      <style:table-column-properties style:column-width="1.0528in"/>
    </style:style>
    <style:style style:name="Table3.1" style:family="table-row">
      <style:table-row-properties style:min-row-height="0.3729in"/>
    </style:style>
    <style:style style:name="Table3.A1" style:family="table-cell">
      <style:table-cell-properties fo:padding="0.0382in" fo:border-left="none" fo:border-right="none" fo:border-top="none" fo:border-bottom="0.05pt solid #000000"/>
    </style:style>
    <style:style style:name="Table3.B1" style:family="table-cell">
      <style:table-cell-properties fo:padding="0.0382in" fo:border-left="0.05pt solid #000000" fo:border-right="none" fo:border-top="none" fo:border-bottom="0.05pt solid #000000"/>
    </style:style>
    <style:style style:name="Table3.F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none"/>
    </style:style>
    <style:style style:name="Table3.C2" style:family="table-cell">
      <style:table-cell-properties fo:padding="0.0382in" fo:border-left="none" fo:border-right="0.05pt solid #000000" fo:border-top="none" fo:border-bottom="none"/>
    </style:style>
    <style:style style:name="Table3.F3" style:family="table-cell" style:data-style-name="N0">
      <style:table-cell-properties fo:padding="0.0382in" fo:border-left="0.05pt solid #000000" fo:border-right="none" fo:border-top="none" fo:border-bottom="none"/>
    </style:style>
    <style:style style:name="Table3.G3" style:family="table-cell" style:data-style-name="N0">
      <style:table-cell-properties fo:padding="0.0382in" fo:border-left="none" fo:border-right="0.05pt solid #000000" fo:border-top="none" fo:border-bottom="none"/>
    </style:style>
    <style:style style:name="Table3.A12" style:family="table-cell">
      <style:table-cell-properties fo:padding="0.0382in" fo:border="none"/>
    </style:style>
    <style:style style:name="Table3.A1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3" style:family="table-cell">
      <style:table-cell-properties fo:padding="0.0382in" fo:border-left="none" fo:border-right="none" fo:border-top="0.05pt solid #000000" fo:border-bottom="0.05pt solid #000000"/>
    </style:style>
    <style:style style:name="Table3.C13" style:family="table-cell">
      <style:table-cell-properties fo:padding="0.0382in" fo:border-left="none" fo:border-right="none" fo:border-top="0.05pt solid #000000" fo:border-bottom="0.05pt solid #000000"/>
    </style:style>
    <style:style style:name="Table3.D13" style:family="table-cell" style:data-style-name="N0">
      <style:table-cell-properties fo:padding="0.0382in" fo:border-left="none" fo:border-right="none" fo:border-top="0.05pt solid #000000" fo:border-bottom="0.05pt solid #000000"/>
    </style:style>
    <style:style style:name="Table3.G13" style:family="table-cell" style:data-style-name="N0">
      <style:table-cell-properties fo:padding="0.0382in" fo:border-left="none" fo:border-right="0.05pt solid #000000" fo:border-top="0.05pt solid #000000" fo:border-bottom="0.05pt solid #000000"/>
    </style:style>
    <style:style style:name="Table2" style:family="table">
      <style:table-properties style:width="6.9299in" fo:margin-left="0in" table:align="left" style:shadow="none"/>
    </style:style>
    <style:style style:name="Table2.A" style:family="table-column">
      <style:table-column-properties style:column-width="0.559in"/>
    </style:style>
    <style:style style:name="Table2.B" style:family="table-column">
      <style:table-column-properties style:column-width="0.8771in"/>
    </style:style>
    <style:style style:name="Table2.C" style:family="table-column">
      <style:table-column-properties style:column-width="1.0306in"/>
    </style:style>
    <style:style style:name="Table2.D" style:family="table-column">
      <style:table-column-properties style:column-width="1.2174in"/>
    </style:style>
    <style:style style:name="Table2.E" style:family="table-column">
      <style:table-column-properties style:column-width="1.1951in"/>
    </style:style>
    <style:style style:name="Table2.F" style:family="table-column">
      <style:table-column-properties style:column-width="0.9979in"/>
    </style:style>
    <style:style style:name="Table2.G" style:family="table-column">
      <style:table-column-properties style:column-width="1.0528in"/>
    </style:style>
    <style:style style:name="Table2.1" style:family="table-row">
      <style:table-row-properties style:min-row-height="0.3729in"/>
    </style:style>
    <style:style style:name="Table2.A1" style:family="table-cell">
      <style:table-cell-properties fo:padding="0.0382in" fo:border-left="none" fo:border-right="none" fo:border-top="none" fo:border-bottom="0.05pt solid #000000"/>
    </style:style>
    <style:style style:name="Table2.B1" style:family="table-cell">
      <style:table-cell-properties fo:padding="0.0382in" fo:border-left="0.05pt solid #000000" fo:border-right="none" fo:border-top="none" fo:border-bottom="0.05pt solid #000000"/>
    </style:style>
    <style:style style:name="Table2.F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none"/>
    </style:style>
    <style:style style:name="Table2.C2" style:family="table-cell">
      <style:table-cell-properties fo:padding="0.0382in" fo:border-left="none" fo:border-right="0.05pt solid #000000" fo:border-top="none" fo:border-bottom="none"/>
    </style:style>
    <style:style style:name="Table2.F3" style:family="table-cell" style:data-style-name="N0">
      <style:table-cell-properties fo:padding="0.0382in" fo:border-left="0.05pt solid #000000" fo:border-right="none" fo:border-top="none" fo:border-bottom="none"/>
    </style:style>
    <style:style style:name="Table2.G3" style:family="table-cell" style:data-style-name="N0">
      <style:table-cell-properties fo:padding="0.0382in" fo:border-left="none" fo:border-right="0.05pt solid #000000" fo:border-top="none" fo:border-bottom="none"/>
    </style:style>
    <style:style style:name="Table2.A12" style:family="table-cell">
      <style:table-cell-properties fo:padding="0.0382in" fo:border="none"/>
    </style:style>
    <style:style style:name="Table2.A13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3" style:family="table-cell">
      <style:table-cell-properties fo:padding="0.0382in" fo:border-left="none" fo:border-right="none" fo:border-top="0.05pt solid #000000" fo:border-bottom="0.05pt solid #000000"/>
    </style:style>
    <style:style style:name="Table2.C13" style:family="table-cell">
      <style:table-cell-properties fo:padding="0.0382in" fo:border-left="none" fo:border-right="none" fo:border-top="0.05pt solid #000000" fo:border-bottom="0.05pt solid #000000"/>
    </style:style>
    <style:style style:name="Table2.D13" style:family="table-cell" style:data-style-name="N0">
      <style:table-cell-properties fo:padding="0.0382in" fo:border-left="none" fo:border-right="none" fo:border-top="0.05pt solid #000000" fo:border-bottom="0.05pt solid #000000"/>
    </style:style>
    <style:style style:name="Table2.G13" style:family="table-cell" style:data-style-name="N0">
      <style:table-cell-properties fo:padding="0.0382in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style:font-name="Loma" fo:font-size="18pt" fo:language="da" fo:country="DK" officeooo:rsid="001b7d3d" officeooo:paragraph-rsid="001b7d3d" style:font-size-asian="18pt" style:font-size-complex="18pt"/>
    </style:style>
    <style:style style:name="P2" style:family="paragraph" style:parent-style-name="Standard">
      <style:text-properties style:font-name="Loma" fo:language="da" fo:country="DK"/>
    </style:style>
    <style:style style:name="P3" style:family="paragraph" style:parent-style-name="Standard">
      <style:text-properties style:font-name="Loma" fo:font-size="12pt" fo:language="da" fo:country="DK" officeooo:rsid="001b7d3d" officeooo:paragraph-rsid="001b7d3d" style:font-size-asian="10.5pt" style:font-size-complex="12pt"/>
    </style:style>
    <style:style style:name="P4" style:family="paragraph" style:parent-style-name="Standard">
      <style:text-properties style:font-name="Loma" fo:font-size="12pt" fo:language="da" fo:country="DK" fo:font-weight="bold" officeooo:rsid="001b7d3d" officeooo:paragraph-rsid="001b7d3d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Loma" fo:font-size="12pt" fo:language="da" fo:country="DK" fo:font-weight="normal" officeooo:rsid="001b7d3d" officeooo:paragraph-rsid="001b7d3d" style:font-size-asian="10.5pt" style:font-weight-asian="normal" style:font-size-complex="12pt" style:font-weight-complex="normal"/>
    </style:style>
    <style:style style:name="P6" style:family="paragraph" style:parent-style-name="Standard">
      <style:text-properties style:font-name="Loma" fo:font-size="12pt" fo:language="da" fo:country="DK" fo:font-weight="normal" officeooo:rsid="001bb223" officeooo:paragraph-rsid="001bb223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font-name="Loma" fo:font-size="14pt" fo:language="da" fo:country="DK" officeooo:rsid="001b7d3d" officeooo:paragraph-rsid="001b7d3d" style:font-size-asian="12.25pt" style:font-size-complex="14pt"/>
    </style:style>
    <style:style style:name="P8" style:family="paragraph" style:parent-style-name="Standard">
      <style:text-properties style:font-name="Loma" officeooo:paragraph-rsid="00219cad"/>
    </style:style>
    <style:style style:name="P9" style:family="paragraph" style:parent-style-name="Standard">
      <style:text-properties style:font-name="Loma" officeooo:rsid="00294f34" officeooo:paragraph-rsid="00219cad"/>
    </style:style>
    <style:style style:name="P10" style:family="paragraph" style:parent-style-name="Standard">
      <style:text-properties style:font-name="Loma" officeooo:rsid="00294f34" officeooo:paragraph-rsid="00294f34"/>
    </style:style>
    <style:style style:name="P11" style:family="paragraph" style:parent-style-name="Standard">
      <style:text-properties style:font-name="Loma" officeooo:rsid="00294f34" officeooo:paragraph-rsid="002cd67f"/>
    </style:style>
    <style:style style:name="P12" style:family="paragraph" style:parent-style-name="Standard">
      <style:text-properties style:font-name="Loma" officeooo:rsid="00294f34" officeooo:paragraph-rsid="002e75fc"/>
    </style:style>
    <style:style style:name="P13" style:family="paragraph" style:parent-style-name="Standard">
      <style:text-properties style:font-name="Loma" officeooo:rsid="002e75fc" officeooo:paragraph-rsid="002e75fc"/>
    </style:style>
    <style:style style:name="P14" style:family="paragraph" style:parent-style-name="Standard">
      <style:text-properties style:font-name="Loma" officeooo:paragraph-rsid="0031bce3"/>
    </style:style>
    <style:style style:name="P15" style:family="paragraph" style:parent-style-name="Standard">
      <style:text-properties style:font-name="Loma" officeooo:paragraph-rsid="00326f82"/>
    </style:style>
    <style:style style:name="P16" style:family="paragraph" style:parent-style-name="Standard">
      <style:text-properties officeooo:paragraph-rsid="00294f34"/>
    </style:style>
    <style:style style:name="P17" style:family="paragraph" style:parent-style-name="Table_20_Contents">
      <style:paragraph-properties fo:text-align="end" style:justify-single-word="false"/>
      <style:text-properties style:font-name="Loma" fo:font-size="12pt" officeooo:rsid="0025da0b" officeooo:paragraph-rsid="00326f82" style:font-size-asian="10.5pt" style:font-size-complex="12pt"/>
    </style:style>
    <style:style style:name="P18" style:family="paragraph" style:parent-style-name="Table_20_Contents">
      <style:paragraph-properties fo:text-align="end" style:justify-single-word="false"/>
      <style:text-properties style:font-name="Loma" fo:font-size="12pt" officeooo:rsid="00266264" officeooo:paragraph-rsid="00266264" style:font-size-asian="10.5pt" style:font-size-complex="12pt"/>
    </style:style>
    <style:style style:name="P19" style:family="paragraph" style:parent-style-name="Table_20_Contents">
      <style:paragraph-properties fo:text-align="end" style:justify-single-word="false"/>
      <style:text-properties style:font-name="Loma" fo:font-size="12pt" officeooo:rsid="00266264" officeooo:paragraph-rsid="00326f82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Loma" fo:font-size="12pt" officeooo:rsid="00266264" officeooo:paragraph-rsid="002fcd73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Loma" fo:font-size="12pt" officeooo:rsid="00266264" officeooo:paragraph-rsid="0030141b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Loma" fo:font-size="12pt" officeooo:rsid="00266264" officeooo:paragraph-rsid="0031bce3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Loma" fo:font-size="12pt" officeooo:rsid="002858a5" officeooo:paragraph-rsid="00294f34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Loma" fo:font-size="12pt" officeooo:rsid="002858a5" officeooo:paragraph-rsid="00296971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oma" fo:font-size="12pt" officeooo:rsid="002858a5" officeooo:paragraph-rsid="002cd67f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oma" fo:font-size="12pt" officeooo:rsid="002858a5" officeooo:paragraph-rsid="002e75fc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Loma" fo:font-size="12pt" officeooo:rsid="00294f34" officeooo:paragraph-rsid="00296971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oma" fo:font-size="12pt" officeooo:rsid="00294f34" officeooo:paragraph-rsid="002e75fc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style:font-name="Loma" fo:font-size="12pt" officeooo:rsid="00296971" officeooo:paragraph-rsid="00296971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style:font-name="Loma" fo:font-size="12pt" officeooo:rsid="00296971" officeooo:paragraph-rsid="002cd67f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style:font-name="Loma" fo:font-size="12pt" officeooo:rsid="00296971" officeooo:paragraph-rsid="002e75fc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Loma" fo:font-size="12pt" officeooo:rsid="00296971" officeooo:paragraph-rsid="0031bce3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oma" fo:font-size="12pt" officeooo:rsid="00296971" officeooo:paragraph-rsid="00326f82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oma" fo:font-size="12pt" officeooo:rsid="002a6c03" officeooo:paragraph-rsid="00294f34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style:font-name="Loma" fo:font-size="12pt" officeooo:rsid="002a6c03" officeooo:paragraph-rsid="002a6c03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oma" fo:font-size="12pt" officeooo:rsid="002a6c03" officeooo:paragraph-rsid="002cd67f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oma" fo:font-size="12pt" officeooo:rsid="002a6c03" officeooo:paragraph-rsid="002e75fc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oma" fo:font-size="12pt" officeooo:rsid="002a6c03" officeooo:paragraph-rsid="0031bce3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Loma" fo:font-size="12pt" officeooo:rsid="002a6c03" officeooo:paragraph-rsid="00326f82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Loma" fo:font-size="12pt" officeooo:rsid="002bbf7c" officeooo:paragraph-rsid="00294f34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Loma" fo:font-size="12pt" officeooo:rsid="002bbf7c" officeooo:paragraph-rsid="002a6c03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oma" fo:font-size="12pt" officeooo:rsid="002bbf7c" officeooo:paragraph-rsid="002cd67f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Loma" fo:font-size="12pt" officeooo:rsid="002bbf7c" officeooo:paragraph-rsid="002e75fc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Loma" fo:font-size="12pt" officeooo:rsid="002bbf7c" officeooo:paragraph-rsid="0031bce3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Loma" fo:font-size="12pt" officeooo:rsid="002bbf7c" officeooo:paragraph-rsid="00326f82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Loma" fo:font-size="12pt" officeooo:rsid="002fcd73" officeooo:paragraph-rsid="002fcd73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Loma" fo:font-size="12pt" officeooo:rsid="002fcd73" officeooo:paragraph-rsid="0031bce3" style:font-size-asian="10.5pt" style:font-size-complex="12pt"/>
    </style:style>
    <style:style style:name="P48" style:family="paragraph" style:parent-style-name="Table_20_Contents">
      <style:paragraph-properties fo:text-align="end" style:justify-single-word="false"/>
      <style:text-properties style:font-name="Loma" fo:font-size="12pt" officeooo:rsid="0023592a" officeooo:paragraph-rsid="00326f82" style:font-size-asian="10.5pt" style:font-size-complex="12pt"/>
    </style:style>
    <style:style style:name="P49" style:family="paragraph" style:parent-style-name="Table_20_Contents">
      <style:paragraph-properties fo:text-align="end" style:justify-single-word="false"/>
      <style:text-properties style:font-name="Loma" fo:font-size="12pt" officeooo:rsid="0024e402" officeooo:paragraph-rsid="00326f82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style:font-name="Loma" fo:font-size="12pt" officeooo:rsid="0033b8e3" officeooo:paragraph-rsid="00326f82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35920d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31bce3" style:font-size-asian="10.5pt" style:font-size-complex="12pt"/>
    </style:style>
    <style:style style:name="P53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2e75fc" style:font-size-asian="10.5pt" style:font-size-complex="12pt"/>
    </style:style>
    <style:style style:name="P54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2cd67f" style:font-size-asian="10.5pt" style:font-size-complex="12pt"/>
    </style:style>
    <style:style style:name="P55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2a6c03" style:font-size-asian="10.5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294f34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oma" fo:font-size="12pt" officeooo:rsid="0035920d" officeooo:paragraph-rsid="00296971" style:font-size-asian="10.5pt" style:font-size-complex="12pt"/>
    </style:style>
    <style:style style:name="P58" style:family="paragraph" style:parent-style-name="Table_20_Contents">
      <style:paragraph-properties fo:text-align="end" style:justify-single-word="false"/>
      <style:text-properties style:font-name="Loma" fo:font-size="12pt" officeooo:rsid="0035920d" officeooo:paragraph-rsid="00326f82" style:font-size-asian="10.5pt" style:font-size-complex="12pt"/>
    </style:style>
    <style:style style:name="P59" style:family="paragraph" style:parent-style-name="Table_20_Contents">
      <style:paragraph-properties fo:text-align="end" style:justify-single-word="false"/>
      <style:text-properties style:font-name="Loma" fo:font-size="12pt" officeooo:rsid="0035920d" officeooo:paragraph-rsid="0035920d" style:font-size-asian="10.5pt" style:font-size-complex="12pt"/>
    </style:style>
    <style:style style:name="P60" style:family="paragraph" style:parent-style-name="Table_20_Contents">
      <style:text-properties style:font-name="Loma" fo:font-size="12pt" fo:font-weight="bold" officeooo:rsid="001b7d3d" officeooo:paragraph-rsid="00294f34" style:font-size-asian="10.5pt" style:font-weight-asian="bold" style:font-size-complex="12pt" style:font-weight-complex="bold"/>
    </style:style>
    <style:style style:name="P61" style:family="paragraph" style:parent-style-name="Table_20_Contents">
      <style:text-properties style:font-name="Loma" fo:font-size="12pt" fo:font-weight="bold" officeooo:rsid="001b7d3d" officeooo:paragraph-rsid="002cd67f" style:font-size-asian="10.5pt" style:font-weight-asian="bold" style:font-size-complex="12pt" style:font-weight-complex="bold"/>
    </style:style>
    <style:style style:name="P62" style:family="paragraph" style:parent-style-name="Table_20_Contents">
      <style:text-properties style:font-name="Loma" fo:font-size="12pt" fo:font-weight="bold" officeooo:rsid="001b7d3d" officeooo:paragraph-rsid="002e75fc" style:font-size-asian="10.5pt" style:font-weight-asian="bold" style:font-size-complex="12pt" style:font-weight-complex="bold"/>
    </style:style>
    <style:style style:name="P63" style:family="paragraph" style:parent-style-name="Table_20_Contents">
      <style:text-properties style:font-name="Loma" fo:font-size="12pt" fo:font-weight="bold" officeooo:rsid="001b7d3d" officeooo:paragraph-rsid="0031bce3" style:font-size-asian="10.5pt" style:font-weight-asian="bold" style:font-size-complex="12pt" style:font-weight-complex="bold"/>
    </style:style>
    <style:style style:name="P64" style:family="paragraph" style:parent-style-name="Table_20_Contents">
      <style:text-properties style:font-name="Loma" fo:font-size="12pt" fo:font-weight="bold" officeooo:rsid="001b7d3d" officeooo:paragraph-rsid="00326f82" style:font-size-asian="10.5pt" style:font-weight-asian="bold" style:font-size-complex="12pt" style:font-weight-complex="bold"/>
    </style:style>
    <style:style style:name="P65" style:family="paragraph" style:parent-style-name="Table_20_Contents">
      <style:text-properties style:font-name="Loma" fo:font-size="12pt" fo:font-weight="bold" officeooo:rsid="0035920d" officeooo:paragraph-rsid="0035920d" style:font-size-asian="10.5pt" style:font-weight-asian="bold" style:font-size-complex="12pt" style:font-weight-complex="bold"/>
    </style:style>
    <style:style style:name="P66" style:family="paragraph" style:parent-style-name="Table_20_Contents">
      <style:text-properties style:font-name="Loma" fo:font-size="10pt" fo:font-weight="bold" officeooo:rsid="001b7d3d" officeooo:paragraph-rsid="00294f34" style:font-size-asian="10pt" style:font-weight-asian="bold" style:font-size-complex="10pt" style:font-weight-complex="bold"/>
    </style:style>
    <style:style style:name="P67" style:family="paragraph" style:parent-style-name="Table_20_Contents">
      <style:text-properties style:font-name="Loma" fo:font-size="10pt" fo:font-weight="bold" officeooo:rsid="001b7d3d" officeooo:paragraph-rsid="00296971" style:font-size-asian="10pt" style:font-weight-asian="bold" style:font-size-complex="10pt" style:font-weight-complex="bold"/>
    </style:style>
    <style:style style:name="P68" style:family="paragraph" style:parent-style-name="Table_20_Contents">
      <style:text-properties style:font-name="Loma" fo:font-size="10pt" fo:font-weight="bold" officeooo:rsid="001b7d3d" officeooo:paragraph-rsid="002cd67f" style:font-size-asian="10pt" style:font-weight-asian="bold" style:font-size-complex="10pt" style:font-weight-complex="bold"/>
    </style:style>
    <style:style style:name="P69" style:family="paragraph" style:parent-style-name="Table_20_Contents">
      <style:text-properties style:font-name="Loma" fo:font-size="10pt" fo:font-weight="bold" officeooo:rsid="001b7d3d" officeooo:paragraph-rsid="002e75fc" style:font-size-asian="10pt" style:font-weight-asian="bold" style:font-size-complex="10pt" style:font-weight-complex="bold"/>
    </style:style>
    <style:style style:name="P70" style:family="paragraph" style:parent-style-name="Table_20_Contents">
      <style:text-properties style:font-name="Loma" fo:font-size="10pt" fo:font-weight="bold" officeooo:rsid="001b7d3d" officeooo:paragraph-rsid="0031bce3" style:font-size-asian="10pt" style:font-weight-asian="bold" style:font-size-complex="10pt" style:font-weight-complex="bold"/>
    </style:style>
    <style:style style:name="P71" style:family="paragraph" style:parent-style-name="Table_20_Contents">
      <style:text-properties style:font-name="Loma" fo:font-size="10pt" fo:font-weight="bold" officeooo:rsid="001b7d3d" officeooo:paragraph-rsid="00326f82" style:font-size-asian="10pt" style:font-weight-asian="bold" style:font-size-complex="10pt" style:font-weight-complex="bold"/>
    </style:style>
    <style:style style:name="P72" style:family="paragraph" style:parent-style-name="Table_20_Contents">
      <style:text-properties style:font-name="Loma" fo:font-size="10pt" fo:font-weight="bold" officeooo:rsid="00296971" officeooo:paragraph-rsid="00296971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style:font-name="Loma" fo:font-size="10pt" fo:font-weight="bold" officeooo:rsid="00296971" officeooo:paragraph-rsid="00296971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text-align="center" style:justify-single-word="false"/>
      <style:text-properties style:font-name="Loma" fo:font-size="10pt" fo:font-weight="bold" officeooo:rsid="00296971" officeooo:paragraph-rsid="002cd67f" style:font-size-asian="10pt" style:font-weight-asian="bold" style:font-size-complex="10pt" style:font-weight-complex="bold"/>
    </style:style>
    <style:style style:name="P75" style:family="paragraph" style:parent-style-name="Table_20_Contents">
      <style:paragraph-properties fo:text-align="center" style:justify-single-word="false"/>
      <style:text-properties style:font-name="Loma" fo:font-size="10pt" fo:font-weight="bold" officeooo:rsid="00296971" officeooo:paragraph-rsid="002e75fc" style:font-size-asian="10pt" style:font-weight-asian="bold" style:font-size-complex="10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oma" fo:font-size="10pt" fo:font-weight="bold" officeooo:rsid="00296971" officeooo:paragraph-rsid="0031bce3" style:font-size-asian="10pt" style:font-weight-asian="bold" style:font-size-complex="10pt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Loma" fo:font-size="10pt" fo:font-weight="bold" officeooo:rsid="00296971" officeooo:paragraph-rsid="00326f82" style:font-size-asian="10pt" style:font-weight-asian="bold" style:font-size-complex="10pt" style:font-weight-complex="bold"/>
    </style:style>
    <style:style style:name="P78" style:family="paragraph" style:parent-style-name="Table_20_Contents">
      <style:text-properties style:font-name="Loma" fo:font-size="10pt" fo:font-weight="bold" officeooo:rsid="00296971" officeooo:paragraph-rsid="002cd67f" style:font-size-asian="10pt" style:font-weight-asian="bold" style:font-size-complex="10pt" style:font-weight-complex="bold"/>
    </style:style>
    <style:style style:name="P79" style:family="paragraph" style:parent-style-name="Table_20_Contents">
      <style:text-properties style:font-name="Loma" fo:font-size="10pt" fo:font-weight="bold" officeooo:rsid="00296971" officeooo:paragraph-rsid="002e75fc" style:font-size-asian="10pt" style:font-weight-asian="bold" style:font-size-complex="10pt" style:font-weight-complex="bold"/>
    </style:style>
    <style:style style:name="P80" style:family="paragraph" style:parent-style-name="Table_20_Contents">
      <style:text-properties style:font-name="Loma" fo:font-size="10pt" fo:font-weight="bold" officeooo:rsid="00296971" officeooo:paragraph-rsid="0031bce3" style:font-size-asian="10pt" style:font-weight-asian="bold" style:font-size-complex="10pt" style:font-weight-complex="bold"/>
    </style:style>
    <style:style style:name="P81" style:family="paragraph" style:parent-style-name="Table_20_Contents">
      <style:text-properties style:font-name="Loma" fo:font-size="10pt" fo:font-weight="bold" officeooo:rsid="00296971" officeooo:paragraph-rsid="00326f82" style:font-size-asian="10pt" style:font-weight-asian="bold" style:font-size-complex="10pt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oma" fo:font-size="10pt" fo:font-weight="bold" officeooo:rsid="002a6c03" officeooo:paragraph-rsid="002a6c03" style:font-size-asian="10pt" style:font-weight-asian="bold" style:font-size-complex="10pt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oma" fo:font-size="10pt" fo:font-weight="bold" officeooo:rsid="002a6c03" officeooo:paragraph-rsid="002cd67f" style:font-size-asian="10pt" style:font-weight-asian="bold" style:font-size-complex="10pt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style:font-name="Loma" fo:font-size="10pt" fo:font-weight="bold" officeooo:rsid="002a6c03" officeooo:paragraph-rsid="002e75fc" style:font-size-asian="10pt" style:font-weight-asian="bold" style:font-size-complex="10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Loma" fo:font-size="10pt" fo:font-weight="bold" officeooo:rsid="002a6c03" officeooo:paragraph-rsid="0031bce3" style:font-size-asian="10pt" style:font-weight-asian="bold" style:font-size-complex="1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Loma" fo:font-size="10pt" fo:font-weight="bold" officeooo:rsid="002a6c03" officeooo:paragraph-rsid="00326f82" style:font-size-asian="10pt" style:font-weight-asian="bold" style:font-size-complex="10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style:font-name="Loma" fo:font-size="9pt" fo:font-weight="bold" officeooo:rsid="00296971" officeooo:paragraph-rsid="00296971" style:font-size-asian="9pt" style:font-weight-asian="bold" style:font-size-complex="9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font-name="Loma" fo:font-size="9pt" fo:font-weight="bold" officeooo:rsid="00296971" officeooo:paragraph-rsid="002cd67f" style:font-size-asian="9pt" style:font-weight-asian="bold" style:font-size-complex="9pt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font-name="Loma" fo:font-size="9pt" fo:font-weight="bold" officeooo:rsid="00296971" officeooo:paragraph-rsid="002e75fc" style:font-size-asian="9pt" style:font-weight-asian="bold" style:font-size-complex="9pt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font-name="Loma" fo:font-size="9pt" fo:font-weight="bold" officeooo:rsid="00296971" officeooo:paragraph-rsid="0031bce3" style:font-size-asian="9pt" style:font-weight-asian="bold" style:font-size-complex="9pt" style:font-weight-complex="bold"/>
    </style:style>
    <style:style style:name="P91" style:family="paragraph" style:parent-style-name="Table_20_Contents">
      <style:paragraph-properties fo:text-align="center" style:justify-single-word="false"/>
      <style:text-properties style:font-name="Loma" fo:font-size="9pt" fo:font-weight="bold" officeooo:rsid="00296971" officeooo:paragraph-rsid="00326f82" style:font-size-asian="9pt" style:font-weight-asian="bold" style:font-size-complex="9pt" style:font-weight-complex="bold"/>
    </style:style>
    <style:style style:name="P92" style:family="paragraph" style:parent-style-name="Table_20_Contents">
      <style:text-properties style:font-name="Loma" fo:font-size="11pt" fo:font-weight="bold" officeooo:rsid="001b7d3d" officeooo:paragraph-rsid="00294f34" style:font-size-asian="11pt" style:font-weight-asian="bold" style:font-size-complex="11pt" style:font-weight-complex="bold"/>
    </style:style>
    <style:style style:name="P93" style:family="paragraph" style:parent-style-name="Table_20_Contents">
      <style:text-properties style:font-name="Loma" fo:font-size="11pt" fo:font-weight="bold" officeooo:rsid="001b7d3d" officeooo:paragraph-rsid="002cd67f" style:font-size-asian="11pt" style:font-weight-asian="bold" style:font-size-complex="11pt" style:font-weight-complex="bold"/>
    </style:style>
    <style:style style:name="P94" style:family="paragraph" style:parent-style-name="Table_20_Contents">
      <style:text-properties style:font-name="Loma" fo:font-size="11pt" fo:font-weight="bold" officeooo:rsid="001b7d3d" officeooo:paragraph-rsid="002e75fc" style:font-size-asian="11pt" style:font-weight-asian="bold" style:font-size-complex="11pt" style:font-weight-complex="bold"/>
    </style:style>
    <style:style style:name="P95" style:family="paragraph" style:parent-style-name="Table_20_Contents">
      <style:text-properties style:font-name="Loma" fo:font-size="11pt" fo:font-weight="bold" officeooo:rsid="001b7d3d" officeooo:paragraph-rsid="0031bce3" style:font-size-asian="11pt" style:font-weight-asian="bold" style:font-size-complex="11pt" style:font-weight-complex="bold"/>
    </style:style>
    <style:style style:name="P96" style:family="paragraph" style:parent-style-name="Table_20_Contents">
      <style:text-properties style:font-name="Loma" fo:font-size="11pt" fo:font-weight="bold" officeooo:rsid="001b7d3d" officeooo:paragraph-rsid="00326f82" style:font-size-asian="11pt" style:font-weight-asian="bold" style:font-size-complex="11pt" style:font-weight-complex="bold"/>
    </style:style>
    <style:style style:name="P97" style:family="paragraph" style:parent-style-name="Table_20_Contents">
      <style:paragraph-properties fo:text-align="center" style:justify-single-word="false"/>
      <style:text-properties style:font-name="Loma" fo:font-size="11pt" fo:font-weight="bold" officeooo:rsid="002a6c03" officeooo:paragraph-rsid="002a6c03" style:font-size-asian="11pt" style:font-weight-asian="bold" style:font-size-complex="11pt" style:font-weight-complex="bold"/>
    </style:style>
    <style:style style:name="P98" style:family="paragraph" style:parent-style-name="Table_20_Contents">
      <style:paragraph-properties fo:text-align="center" style:justify-single-word="false"/>
      <style:text-properties style:font-name="Loma" fo:font-size="11pt" fo:font-weight="bold" officeooo:rsid="002a6c03" officeooo:paragraph-rsid="002cd67f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text-align="center" style:justify-single-word="false"/>
      <style:text-properties style:font-name="Loma" fo:font-size="11pt" fo:font-weight="bold" officeooo:rsid="002a6c03" officeooo:paragraph-rsid="002e75fc" style:font-size-asian="11pt" style:font-weight-asian="bold" style:font-size-complex="11pt" style:font-weight-complex="bold"/>
    </style:style>
    <style:style style:name="P100" style:family="paragraph" style:parent-style-name="Table_20_Contents">
      <style:paragraph-properties fo:text-align="center" style:justify-single-word="false"/>
      <style:text-properties style:font-name="Loma" fo:font-size="11pt" fo:font-weight="bold" officeooo:rsid="002a6c03" officeooo:paragraph-rsid="0031bce3" style:font-size-asian="11pt" style:font-weight-asian="bold" style:font-size-complex="11pt" style:font-weight-complex="bold"/>
    </style:style>
    <style:style style:name="P101" style:family="paragraph" style:parent-style-name="Table_20_Contents">
      <style:paragraph-properties fo:text-align="center" style:justify-single-word="false"/>
      <style:text-properties style:font-name="Loma" fo:font-size="11pt" fo:font-weight="bold" officeooo:rsid="002a6c03" officeooo:paragraph-rsid="00326f82" style:font-size-asian="11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bb223" style:font-weight-asian="normal" style:font-weight-complex="normal"/>
    </style:style>
    <style:style style:name="T3" style:family="text">
      <style:text-properties officeooo:rsid="001d02f1"/>
    </style:style>
    <style:style style:name="T4" style:family="text">
      <style:text-properties officeooo:rsid="001fc751"/>
    </style:style>
    <style:style style:name="T5" style:family="text">
      <style:text-properties officeooo:rsid="00294f34"/>
    </style:style>
    <style:style style:name="T6" style:family="text">
      <style:text-properties officeooo:rsid="00296971"/>
    </style:style>
    <style:style style:name="T7" style:family="text">
      <style:text-properties officeooo:rsid="002e75fc"/>
    </style:style>
    <style:style style:name="T8" style:family="text">
      <style:text-properties officeooo:rsid="0031bce3"/>
    </style:style>
    <style:style style:name="T9" style:family="text">
      <style:text-properties officeooo:rsid="0023592a"/>
    </style:style>
    <style:style style:name="T10" style:family="text">
      <style:text-properties officeooo:rsid="00326f82"/>
    </style:style>
    <style:style style:name="T11" style:family="text">
      <style:text-properties officeooo:rsid="0033b8e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Præcistions-test</text:p>
      <text:p text:style-name="P4">Formål:</text:p>
      <text:p text:style-name="P3"><text:span text:style-name="T1"><text:tab/></text:span><text:span text:style-name="T2">Formålet med denne test er, at teste præcisionen af den </text:span><text:span text:style-name="T1">billedbehandling der <text:tab/>bliver udført for at finde bolden i billedet. <text:s/></text:span><text:s/></text:p>
      <text:p text:style-name="P7"/>
      <text:p text:style-name="P4">Udstyr:</text:p>
      <text:p text:style-name="P5"><text:tab/>- Billedbehandlingssoftware</text:p>
      <text:p text:style-name="P5"><text:tab/>- Testobjekt(Bold)</text:p>
      <text:p text:style-name="P5"/>
      <text:p text:style-name="P4">Fremgangsmåde:</text:p>
      <text:p text:style-name="P5"><text:tab/>Fastlæg <text:span text:style-name="T10">5</text:span> punkter <text:span text:style-name="T4">på forskellige områder</text:span> på arbejdsbordet <text:span text:style-name="T3">(Givet i projiceret <text:tab/>kamera-ramme)</text:span>, og notér koordinaterne for disse. </text:p>
      <text:p text:style-name="P5"><text:tab/>Læg nu <text:span text:style-name="T3">bolden</text:span> på det første af disse punkter og start <text:tab/>billedbehandlingssoftwaren. <text:span text:style-name="T3">N</text:span>oter softwarens resultat. Dette gentages i alt 10 <text:tab/>gange per punkt på arbejdsbordet. <text:s/></text:p>
      <text:p text:style-name="P6">For hvert fastlagt punkt laves en tabel som denne:</text:p>
      <text:p text:style-name="P15"><text:span text:style-name="T11">1. Position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71">Forsøg:</text:p>
          </table:table-cell>
          <table:table-cell table:style-name="Table2.B1" table:number-columns-spanned="2" office:value-type="string">
            <text:p text:style-name="P71">Fast punkt (x,y) <text:span text:style-name="T4">[mm]</text:span></text:p>
          </table:table-cell>
          <table:covered-table-cell/>
          <table:table-cell table:style-name="Table2.B1" table:number-columns-spanned="2" office:value-type="string">
            <text:p text:style-name="P71">Resultat <text:span text:style-name="T3">(x,y) [mm]</text:span></text:p>
          </table:table-cell>
          <table:covered-table-cell/>
          <table:table-cell table:style-name="Table2.F1" table:number-columns-spanned="2" office:value-type="string">
            <text:p text:style-name="P96">Difference<text:span text:style-name="T8">[mm]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81">#</text:p>
          </table:table-cell>
          <table:table-cell table:style-name="Table2.B2" office:value-type="string">
            <text:p text:style-name="P77">x</text:p>
          </table:table-cell>
          <table:table-cell table:style-name="Table2.C2" office:value-type="string">
            <text:p text:style-name="P77">y</text:p>
          </table:table-cell>
          <table:table-cell table:style-name="Table2.B2" office:value-type="string">
            <text:p text:style-name="P77">x</text:p>
          </table:table-cell>
          <table:table-cell table:style-name="Table2.C2" office:value-type="string">
            <text:p text:style-name="P91">y</text:p>
          </table:table-cell>
          <table:table-cell table:style-name="Table2.B2" office:value-type="string">
            <text:p text:style-name="P86">x</text:p>
          </table:table-cell>
          <table:table-cell table:style-name="Table2.C2" office:value-type="string">
            <text:p text:style-name="P101">y</text:p>
          </table:table-cell>
        </table:table-row>
        <table:table-row>
          <table:table-cell table:style-name="Table2.A1" office:value-type="string">
            <text:p text:style-name="P64">1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8">-6.25</text:p>
          </table:table-cell>
          <table:table-cell table:style-name="Table2.C2" office:value-type="string">
            <text:p text:style-name="P19"><text:s/><text:span text:style-name="T9">-3.48</text:span></text:p>
          </table:table-cell>
          <table:table-cell table:style-name="Table2.F3" table:formula="ooow:&lt;D3&gt;-&lt;B3&gt;" office:value-type="float" office:value="-6.25">
            <text:p text:style-name="P39">-6.25</text:p>
          </table:table-cell>
          <table:table-cell table:style-name="Table2.G3" table:formula="ooow:&lt;E3&gt;-&lt;C3&gt;" office:value-type="float" office:value="-3.48">
            <text:p text:style-name="P39">-3.48</text:p>
          </table:table-cell>
        </table:table-row>
        <table:table-row>
          <table:table-cell table:style-name="Table2.A1" office:value-type="string">
            <text:p text:style-name="P64">2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8">-6.24</text:p>
          </table:table-cell>
          <table:table-cell table:style-name="Table2.C2" office:value-type="string">
            <text:p text:style-name="P48">-3.69</text:p>
          </table:table-cell>
          <table:table-cell table:style-name="Table2.F3" table:formula="ooow:&lt;D4&gt;-&lt;B4&gt;" office:value-type="float" office:value="-6.24">
            <text:p text:style-name="P39">-6.24</text:p>
          </table:table-cell>
          <table:table-cell table:style-name="Table2.G3" table:formula="ooow:&lt;E4&gt;-&lt;C4&gt;" office:value-type="float" office:value="-3.69">
            <text:p text:style-name="P39">-3.69</text:p>
          </table:table-cell>
        </table:table-row>
        <table:table-row>
          <table:table-cell table:style-name="Table2.A1" office:value-type="string">
            <text:p text:style-name="P64">3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5.72</text:p>
          </table:table-cell>
          <table:table-cell table:style-name="Table2.C2" office:value-type="string">
            <text:p text:style-name="P49">-2.89</text:p>
          </table:table-cell>
          <table:table-cell table:style-name="Table2.F3" table:formula="ooow:&lt;D5&gt;-&lt;B5&gt;" office:value-type="float" office:value="-5.72">
            <text:p text:style-name="P39">-5.72</text:p>
          </table:table-cell>
          <table:table-cell table:style-name="Table2.G3" table:formula="ooow:&lt;E5&gt;-&lt;C5&gt;" office:value-type="float" office:value="-2.89">
            <text:p text:style-name="P39">-2.89</text:p>
          </table:table-cell>
        </table:table-row>
        <table:table-row>
          <table:table-cell table:style-name="Table2.A1" office:value-type="string">
            <text:p text:style-name="P64">4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5.92</text:p>
          </table:table-cell>
          <table:table-cell table:style-name="Table2.C2" office:value-type="string">
            <text:p text:style-name="P49">-2.98</text:p>
          </table:table-cell>
          <table:table-cell table:style-name="Table2.F3" table:formula="ooow:&lt;D6&gt;-&lt;B6&gt;" office:value-type="float" office:value="-5.92">
            <text:p text:style-name="P39">-5.92</text:p>
          </table:table-cell>
          <table:table-cell table:style-name="Table2.G3" table:formula="ooow:&lt;E6&gt;-&lt;C6&gt;" office:value-type="float" office:value="-2.98">
            <text:p text:style-name="P39">-2.98</text:p>
          </table:table-cell>
        </table:table-row>
        <table:table-row>
          <table:table-cell table:style-name="Table2.A1" office:value-type="string">
            <text:p text:style-name="P64">5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5.80</text:p>
          </table:table-cell>
          <table:table-cell table:style-name="Table2.C2" office:value-type="string">
            <text:p text:style-name="P49">-3.04</text:p>
          </table:table-cell>
          <table:table-cell table:style-name="Table2.F3" table:formula="ooow:&lt;D7&gt;-&lt;B7&gt;" office:value-type="float" office:value="-5.8">
            <text:p text:style-name="P39">-5.8</text:p>
          </table:table-cell>
          <table:table-cell table:style-name="Table2.G3" table:formula="ooow:&lt;E7&gt;-&lt;C7&gt;" office:value-type="float" office:value="-3.04">
            <text:p text:style-name="P45">-3.04</text:p>
          </table:table-cell>
        </table:table-row>
        <table:table-row>
          <table:table-cell table:style-name="Table2.A1" office:value-type="string">
            <text:p text:style-name="P64">6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5.75</text:p>
          </table:table-cell>
          <table:table-cell table:style-name="Table2.C2" office:value-type="string">
            <text:p text:style-name="P49">-2.97</text:p>
          </table:table-cell>
          <table:table-cell table:style-name="Table2.F3" table:formula="ooow:&lt;D8&gt;-&lt;B8&gt;" office:value-type="float" office:value="-5.75">
            <text:p text:style-name="P39">-5.75</text:p>
          </table:table-cell>
          <table:table-cell table:style-name="Table2.G3" table:formula="ooow:&lt;F8&gt;-&lt;C8&gt;" office:value-type="float" office:value="-5.75">
            <text:p text:style-name="P45">-5.75</text:p>
          </table:table-cell>
        </table:table-row>
        <table:table-row>
          <table:table-cell table:style-name="Table2.A1" office:value-type="string">
            <text:p text:style-name="P64">7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6.25</text:p>
          </table:table-cell>
          <table:table-cell table:style-name="Table2.C2" office:value-type="string">
            <text:p text:style-name="P49">-3.07</text:p>
          </table:table-cell>
          <table:table-cell table:style-name="Table2.F3" table:formula="ooow:&lt;D9&gt;-&lt;B9&gt;" office:value-type="float" office:value="-6.25">
            <text:p text:style-name="P39">-6.25</text:p>
          </table:table-cell>
          <table:table-cell table:style-name="Table2.G3" table:formula="ooow:&lt;E9&gt;-&lt;C9&gt;" office:value-type="float" office:value="-3.07">
            <text:p text:style-name="P45">-3.07</text:p>
          </table:table-cell>
        </table:table-row>
        <table:table-row>
          <table:table-cell table:style-name="Table2.A1" office:value-type="string">
            <text:p text:style-name="P64">8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5.73</text:p>
          </table:table-cell>
          <table:table-cell table:style-name="Table2.C2" office:value-type="string">
            <text:p text:style-name="P49">-3.21</text:p>
          </table:table-cell>
          <table:table-cell table:style-name="Table2.F3" table:formula="ooow:&lt;D10&gt;-&lt;B10&gt;" office:value-type="float" office:value="-5.73">
            <text:p text:style-name="P39">-5.73</text:p>
          </table:table-cell>
          <table:table-cell table:style-name="Table2.G3" table:formula="ooow:&lt;E10&gt;-&lt;C10&gt;" office:value-type="float" office:value="-3.21">
            <text:p text:style-name="P45">-3.21</text:p>
          </table:table-cell>
        </table:table-row>
        <table:table-row>
          <table:table-cell table:style-name="Table2.A1" office:value-type="string">
            <text:p text:style-name="P64">9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49">-6.16</text:p>
          </table:table-cell>
          <table:table-cell table:style-name="Table2.C2" office:value-type="string">
            <text:p text:style-name="P49">-3.27</text:p>
          </table:table-cell>
          <table:table-cell table:style-name="Table2.F3" table:formula="ooow:&lt;D11&gt;-&lt;B11&gt;" office:value-type="float" office:value="-6.16">
            <text:p text:style-name="P39">-6.16</text:p>
          </table:table-cell>
          <table:table-cell table:style-name="Table2.G3" table:formula="ooow:&lt;E11&gt;-&lt;C11&gt;" office:value-type="float" office:value="-3.27">
            <text:p text:style-name="P45">-3.27</text:p>
          </table:table-cell>
        </table:table-row>
        <table:table-row>
          <table:table-cell table:style-name="Table2.A12" office:value-type="string">
            <text:p text:style-name="P64">10</text:p>
          </table:table-cell>
          <table:table-cell table:style-name="Table2.B2" office:value-type="string">
            <text:p text:style-name="P33">0</text:p>
          </table:table-cell>
          <table:table-cell table:style-name="Table2.C2" office:value-type="string">
            <text:p text:style-name="P33">0</text:p>
          </table:table-cell>
          <table:table-cell table:style-name="Table2.B2" office:value-type="string">
            <text:p text:style-name="P17">-5.73</text:p>
          </table:table-cell>
          <table:table-cell table:style-name="Table2.C2" office:value-type="string">
            <text:p text:style-name="P17">-3.28</text:p>
          </table:table-cell>
          <table:table-cell table:style-name="Table2.F3" table:formula="ooow:&lt;D12&gt;-&lt;B12&gt;" office:value-type="float" office:value="-5.73">
            <text:p text:style-name="P39">-5.73</text:p>
          </table:table-cell>
          <table:table-cell table:style-name="Table2.G3" table:formula="ooow:&lt;E12&gt;-&lt;C12&gt;" office:value-type="float" office:value="-3.28">
            <text:p text:style-name="P45">-3.28</text:p>
          </table:table-cell>
        </table:table-row>
        <text:soft-page-break/>
        <table:table-row>
          <table:table-cell table:style-name="Table2.A13" office:value-type="string">
            <text:p text:style-name="P65">Gns.</text:p>
          </table:table-cell>
          <table:table-cell table:style-name="Table2.B13" office:value-type="string">
            <text:p text:style-name="P33"/>
          </table:table-cell>
          <table:table-cell table:style-name="Table2.C13" office:value-type="string">
            <text:p text:style-name="P33"/>
          </table:table-cell>
          <table:table-cell table:style-name="Table2.D13" table:formula="ooow:&lt;D3:D12&gt;/10" office:value-type="float" office:value="-5.955">
            <text:p text:style-name="P58">-5.96</text:p>
          </table:table-cell>
          <table:table-cell table:style-name="Table2.D13" table:formula="ooow:&lt;E3:E12&gt;/10" office:value-type="float" office:value="-3.188">
            <text:p text:style-name="P59">-3.19</text:p>
          </table:table-cell>
          <table:table-cell table:style-name="Table2.D13" table:formula="ooow:&lt;F3:F12&gt;/10" office:value-type="float" office:value="-5.955">
            <text:p text:style-name="P51">-5.96</text:p>
          </table:table-cell>
          <table:table-cell table:style-name="Table2.G13" table:formula="ooow:&lt;G3:G12&gt;/10" office:value-type="float" office:value="-3.466">
            <text:p text:style-name="P50">-3.47</text:p>
          </table:table-cell>
        </table:table-row>
      </table:table>
      <text:p text:style-name="P15"/>
      <text:p text:style-name="P14"><text:span text:style-name="T8">2. Position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 table:style-name="Table3.1">
          <table:table-cell table:style-name="Table3.A1" office:value-type="string">
            <text:p text:style-name="P70">Forsøg:</text:p>
          </table:table-cell>
          <table:table-cell table:style-name="Table3.B1" table:number-columns-spanned="2" office:value-type="string">
            <text:p text:style-name="P70">Fast punkt (x,y) <text:span text:style-name="T4">[mm]</text:span></text:p>
          </table:table-cell>
          <table:covered-table-cell/>
          <table:table-cell table:style-name="Table3.B1" table:number-columns-spanned="2" office:value-type="string">
            <text:p text:style-name="P70">Resultat <text:span text:style-name="T3">(x,y) [mm]</text:span></text:p>
          </table:table-cell>
          <table:covered-table-cell/>
          <table:table-cell table:style-name="Table3.F1" table:number-columns-spanned="2" office:value-type="string">
            <text:p text:style-name="P95">Difference<text:span text:style-name="T8">[mm]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80">#</text:p>
          </table:table-cell>
          <table:table-cell table:style-name="Table3.B2" office:value-type="string">
            <text:p text:style-name="P76">x</text:p>
          </table:table-cell>
          <table:table-cell table:style-name="Table3.C2" office:value-type="string">
            <text:p text:style-name="P76">y</text:p>
          </table:table-cell>
          <table:table-cell table:style-name="Table3.B2" office:value-type="string">
            <text:p text:style-name="P76">x</text:p>
          </table:table-cell>
          <table:table-cell table:style-name="Table3.C2" office:value-type="string">
            <text:p text:style-name="P90">y</text:p>
          </table:table-cell>
          <table:table-cell table:style-name="Table3.B2" office:value-type="string">
            <text:p text:style-name="P85">x</text:p>
          </table:table-cell>
          <table:table-cell table:style-name="Table3.C2" office:value-type="string">
            <text:p text:style-name="P100">y</text:p>
          </table:table-cell>
        </table:table-row>
        <table:table-row>
          <table:table-cell table:style-name="Table3.A1" office:value-type="string">
            <text:p text:style-name="P63">1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32962</text:p>
          </table:table-cell>
          <table:table-cell table:style-name="Table3.C2" office:value-type="string">
            <text:p text:style-name="P19"><text:s/>301.668</text:p>
          </table:table-cell>
          <table:table-cell table:style-name="Table3.F3" table:formula="ooow:&lt;D3&gt;-&lt;B3&gt;" office:value-type="float" office:value="-2.32962">
            <text:p text:style-name="P38">-2.33</text:p>
          </table:table-cell>
          <table:table-cell table:style-name="Table3.G3" table:formula="ooow:&lt;E3&gt;-&lt;C3&gt;" office:value-type="float" office:value="1.66800000000001">
            <text:p text:style-name="P38">1.67</text:p>
          </table:table-cell>
        </table:table-row>
        <table:table-row>
          <table:table-cell table:style-name="Table3.A1" office:value-type="string">
            <text:p text:style-name="P63">2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52823</text:p>
          </table:table-cell>
          <table:table-cell table:style-name="Table3.C2" office:value-type="string">
            <text:p text:style-name="P19"><text:s/>301.475</text:p>
          </table:table-cell>
          <table:table-cell table:style-name="Table3.F3" table:formula="ooow:&lt;D4&gt;-&lt;B4&gt;" office:value-type="float" office:value="-2.52823">
            <text:p text:style-name="P38">-2.53</text:p>
          </table:table-cell>
          <table:table-cell table:style-name="Table3.G3" table:formula="ooow:&lt;E4&gt;-&lt;C4&gt;" office:value-type="float" office:value="1.47500000000002">
            <text:p text:style-name="P38">1.48</text:p>
          </table:table-cell>
        </table:table-row>
        <table:table-row>
          <table:table-cell table:style-name="Table3.A1" office:value-type="string">
            <text:p text:style-name="P63">3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3014</text:p>
          </table:table-cell>
          <table:table-cell table:style-name="Table3.C2" office:value-type="string">
            <text:p text:style-name="P19">301.451</text:p>
          </table:table-cell>
          <table:table-cell table:style-name="Table3.F3" table:formula="ooow:&lt;D5&gt;-&lt;B5&gt;" office:value-type="float" office:value="-2.3014">
            <text:p text:style-name="P38">-2.3</text:p>
          </table:table-cell>
          <table:table-cell table:style-name="Table3.G3" table:formula="ooow:&lt;E5&gt;-&lt;C5&gt;" office:value-type="float" office:value="1.45100000000002">
            <text:p text:style-name="P38">1.45</text:p>
          </table:table-cell>
        </table:table-row>
        <table:table-row>
          <table:table-cell table:style-name="Table3.A1" office:value-type="string">
            <text:p text:style-name="P63">4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82358</text:p>
          </table:table-cell>
          <table:table-cell table:style-name="Table3.C2" office:value-type="string">
            <text:p text:style-name="P19"><text:s/>301.002</text:p>
          </table:table-cell>
          <table:table-cell table:style-name="Table3.F3" table:formula="ooow:&lt;D6&gt;-&lt;B6&gt;" office:value-type="float" office:value="-2.82358">
            <text:p text:style-name="P38">-2.82</text:p>
          </table:table-cell>
          <table:table-cell table:style-name="Table3.G3" table:formula="ooow:&lt;E6&gt;-&lt;C6&gt;" office:value-type="float" office:value="1.00200000000001">
            <text:p text:style-name="P38">1</text:p>
          </table:table-cell>
        </table:table-row>
        <table:table-row>
          <table:table-cell table:style-name="Table3.A1" office:value-type="string">
            <text:p text:style-name="P63">5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48984</text:p>
          </table:table-cell>
          <table:table-cell table:style-name="Table3.C2" office:value-type="string">
            <text:p text:style-name="P18"><text:s/>300.913</text:p>
          </table:table-cell>
          <table:table-cell table:style-name="Table3.F3" table:formula="ooow:&lt;D7&gt;-&lt;B7&gt;" office:value-type="float" office:value="-2.48984">
            <text:p text:style-name="P38">-2.49</text:p>
          </table:table-cell>
          <table:table-cell table:style-name="Table3.G3" table:formula="ooow:&lt;E7&gt;-&lt;C7&gt;" office:value-type="float" office:value="0.913000000000011">
            <text:p text:style-name="P44">0.91</text:p>
          </table:table-cell>
        </table:table-row>
        <table:table-row>
          <table:table-cell table:style-name="Table3.A1" office:value-type="string">
            <text:p text:style-name="P63">6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56244</text:p>
          </table:table-cell>
          <table:table-cell table:style-name="Table3.C2" office:value-type="string">
            <text:p text:style-name="P19">300.924</text:p>
          </table:table-cell>
          <table:table-cell table:style-name="Table3.F3" table:formula="ooow:&lt;D8&gt;-&lt;B8&gt;" office:value-type="float" office:value="-2.56244">
            <text:p text:style-name="P38">-2.56</text:p>
          </table:table-cell>
          <table:table-cell table:style-name="Table3.G3" table:formula="ooow:&lt;E8&gt;-&lt;C8&gt;" office:value-type="float" office:value="0.923999999999978">
            <text:p text:style-name="P52">0.92</text:p>
          </table:table-cell>
        </table:table-row>
        <table:table-row>
          <table:table-cell table:style-name="Table3.A1" office:value-type="string">
            <text:p text:style-name="P63">7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2.5624</text:p>
          </table:table-cell>
          <table:table-cell table:style-name="Table3.C2" office:value-type="string">
            <text:p text:style-name="P19">300.924</text:p>
          </table:table-cell>
          <table:table-cell table:style-name="Table3.F3" table:formula="ooow:&lt;D9&gt;-&lt;B9&gt;" office:value-type="float" office:value="-2.5624">
            <text:p text:style-name="P38">-2.56</text:p>
          </table:table-cell>
          <table:table-cell table:style-name="Table3.G3" table:formula="ooow:&lt;E9&gt;-&lt;C9&gt;" office:value-type="float" office:value="0.923999999999978">
            <text:p text:style-name="P44">0.92</text:p>
          </table:table-cell>
        </table:table-row>
        <table:table-row>
          <table:table-cell table:style-name="Table3.A1" office:value-type="string">
            <text:p text:style-name="P63">8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0.0558777</text:p>
          </table:table-cell>
          <table:table-cell table:style-name="Table3.C2" office:value-type="string">
            <text:p text:style-name="P19"><text:s/>299.48</text:p>
          </table:table-cell>
          <table:table-cell table:style-name="Table3.F3" table:formula="ooow:&lt;D10&gt;-&lt;B10&gt;" office:value-type="float" office:value="-0.0558777">
            <text:p text:style-name="P38">-0.06</text:p>
          </table:table-cell>
          <table:table-cell table:style-name="Table3.G3" table:formula="ooow:&lt;E10&gt;-&lt;C10&gt;" office:value-type="float" office:value="-0.519999999999982">
            <text:p text:style-name="P44">-0.52</text:p>
          </table:table-cell>
        </table:table-row>
        <table:table-row>
          <table:table-cell table:style-name="Table3.A1" office:value-type="string">
            <text:p text:style-name="P63">9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0.0117798</text:p>
          </table:table-cell>
          <table:table-cell table:style-name="Table3.C2" office:value-type="string">
            <text:p text:style-name="P19"><text:s/>299.708</text:p>
          </table:table-cell>
          <table:table-cell table:style-name="Table3.F3" table:formula="ooow:&lt;D11&gt;-&lt;B11&gt;" office:value-type="float" office:value="0.0117798">
            <text:p text:style-name="P38">0.01</text:p>
          </table:table-cell>
          <table:table-cell table:style-name="Table3.G3" table:formula="ooow:&lt;E11&gt;-&lt;C11&gt;" office:value-type="float" office:value="-0.291999999999973">
            <text:p text:style-name="P44">-0.29</text:p>
          </table:table-cell>
        </table:table-row>
        <table:table-row>
          <table:table-cell table:style-name="Table3.A12" office:value-type="string">
            <text:p text:style-name="P63">10</text:p>
          </table:table-cell>
          <table:table-cell table:style-name="Table3.B2" office:value-type="string">
            <text:p text:style-name="P32">0</text:p>
          </table:table-cell>
          <table:table-cell table:style-name="Table3.C2" office:value-type="string">
            <text:p text:style-name="P47">300</text:p>
          </table:table-cell>
          <table:table-cell table:style-name="Table3.B2" office:value-type="string">
            <text:p text:style-name="P19">-0.438446</text:p>
          </table:table-cell>
          <table:table-cell table:style-name="Table3.C2" office:value-type="string">
            <text:p text:style-name="P19"><text:s/>300.008</text:p>
          </table:table-cell>
          <table:table-cell table:style-name="Table3.F3" table:formula="ooow:&lt;D12&gt;-&lt;B12&gt;" office:value-type="float" office:value="-0.438446">
            <text:p text:style-name="P38">-0.44</text:p>
          </table:table-cell>
          <table:table-cell table:style-name="Table3.G3" table:formula="ooow:&lt;E12&gt;-&lt;C12&gt;" office:value-type="float" office:value="0.00799999999998136">
            <text:p text:style-name="P44">0.01</text:p>
          </table:table-cell>
        </table:table-row>
        <table:table-row>
          <table:table-cell table:style-name="Table3.A13" office:value-type="string">
            <text:p text:style-name="P65">Gns</text:p>
          </table:table-cell>
          <table:table-cell table:style-name="Table3.B13" office:value-type="string">
            <text:p text:style-name="P32"/>
          </table:table-cell>
          <table:table-cell table:style-name="Table3.C13" office:value-type="string">
            <text:p text:style-name="P47"/>
          </table:table-cell>
          <table:table-cell table:style-name="Table3.D13" table:formula="ooow:&lt;D3:D12&gt;/10" office:value-type="float" office:value="-1.80800539">
            <text:p text:style-name="P58">-1.81</text:p>
          </table:table-cell>
          <table:table-cell table:style-name="Table3.D13" table:formula="ooow:&lt;E3:E12&gt;/10" office:value-type="float" office:value="300.7553">
            <text:p text:style-name="P58">300.76</text:p>
          </table:table-cell>
          <table:table-cell table:style-name="Table3.D13" table:formula="ooow:&lt;F3:F12&gt;/10" office:value-type="float" office:value="-1.80800539">
            <text:p text:style-name="P52">-1.81</text:p>
          </table:table-cell>
          <table:table-cell table:style-name="Table3.G13" table:formula="ooow:&lt;G3:G12&gt;/10" office:value-type="float" office:value="0.755300000000005">
            <text:p text:style-name="P52">0.76</text:p>
          </table:table-cell>
        </table:table-row>
      </table:table>
      <text:p text:style-name="P14"/>
      <text:p text:style-name="P8"/>
      <text:p text:style-name="P8"/>
      <text:p text:style-name="P9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3. Position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row table:style-name="Table4.1">
          <table:table-cell table:style-name="Table4.A1" office:value-type="string">
            <text:p text:style-name="P69">Forsøg:</text:p>
          </table:table-cell>
          <table:table-cell table:style-name="Table4.B1" table:number-columns-spanned="2" office:value-type="string">
            <text:p text:style-name="P69">Fast punkt (x,y) <text:span text:style-name="T4">[mm]</text:span></text:p>
          </table:table-cell>
          <table:covered-table-cell/>
          <table:table-cell table:style-name="Table4.B1" table:number-columns-spanned="2" office:value-type="string">
            <text:p text:style-name="P69">Resultat <text:span text:style-name="T3">(x,y) [mm]</text:span></text:p>
          </table:table-cell>
          <table:covered-table-cell/>
          <table:table-cell table:style-name="Table4.F1" table:number-columns-spanned="2" office:value-type="string">
            <text:p text:style-name="P94">Difference<text:span text:style-name="T8">[mm]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79">#</text:p>
          </table:table-cell>
          <table:table-cell table:style-name="Table4.B2" office:value-type="string">
            <text:p text:style-name="P75">x</text:p>
          </table:table-cell>
          <table:table-cell table:style-name="Table4.C2" office:value-type="string">
            <text:p text:style-name="P75">y</text:p>
          </table:table-cell>
          <table:table-cell table:style-name="Table4.B2" office:value-type="string">
            <text:p text:style-name="P75">x</text:p>
          </table:table-cell>
          <table:table-cell table:style-name="Table4.C2" office:value-type="string">
            <text:p text:style-name="P89">y</text:p>
          </table:table-cell>
          <table:table-cell table:style-name="Table4.B2" office:value-type="string">
            <text:p text:style-name="P84">x</text:p>
          </table:table-cell>
          <table:table-cell table:style-name="Table4.C2" office:value-type="string">
            <text:p text:style-name="P99">y</text:p>
          </table:table-cell>
        </table:table-row>
        <table:table-row>
          <table:table-cell table:style-name="Table4.A1" office:value-type="string">
            <text:p text:style-name="P62">1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0">0.244781</text:p>
          </table:table-cell>
          <table:table-cell table:style-name="Table4.C2" office:value-type="string">
            <text:p text:style-name="P20">-304.872</text:p>
          </table:table-cell>
          <table:table-cell table:style-name="Table4.F3" table:formula="ooow:&lt;D3&gt;-&lt;B3&gt;" office:value-type="float" office:value="0.244781">
            <text:p text:style-name="P37">0.24</text:p>
          </table:table-cell>
          <table:table-cell table:style-name="Table4.G3" table:formula="ooow:&lt;E3&gt;-&lt;C3&gt;" office:value-type="float" office:value="-4.87200000000001">
            <text:p text:style-name="P37">-4.87</text:p>
          </table:table-cell>
        </table:table-row>
        <table:table-row>
          <table:table-cell table:style-name="Table4.A1" office:value-type="string">
            <text:p text:style-name="P62">2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0">-0.414581</text:p>
          </table:table-cell>
          <table:table-cell table:style-name="Table4.C2" office:value-type="string">
            <text:p text:style-name="P20">-304.735</text:p>
          </table:table-cell>
          <table:table-cell table:style-name="Table4.F3" table:formula="ooow:&lt;D4&gt;-&lt;B4&gt;" office:value-type="float" office:value="-0.414581">
            <text:p text:style-name="P37">-0.41</text:p>
          </table:table-cell>
          <table:table-cell table:style-name="Table4.G3" table:formula="ooow:&lt;E4&gt;-&lt;C4&gt;" office:value-type="float" office:value="-4.73500000000001">
            <text:p text:style-name="P37">-4.74</text:p>
          </table:table-cell>
        </table:table-row>
        <table:table-row>
          <table:table-cell table:style-name="Table4.A1" office:value-type="string">
            <text:p text:style-name="P62">3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1">0.203094</text:p>
          </table:table-cell>
          <table:table-cell table:style-name="Table4.C2" office:value-type="string">
            <text:p text:style-name="P21">-304.221</text:p>
          </table:table-cell>
          <table:table-cell table:style-name="Table4.F3" table:formula="ooow:&lt;D5&gt;-&lt;B5&gt;" office:value-type="float" office:value="0.203094">
            <text:p text:style-name="P37">0.2</text:p>
          </table:table-cell>
          <table:table-cell table:style-name="Table4.G3" table:formula="ooow:&lt;E5&gt;-&lt;C5&gt;" office:value-type="float" office:value="-4.221">
            <text:p text:style-name="P37">-4.22</text:p>
          </table:table-cell>
        </table:table-row>
        <table:table-row>
          <table:table-cell table:style-name="Table4.A1" office:value-type="string">
            <text:p text:style-name="P62">4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-0.201324</text:p>
          </table:table-cell>
          <table:table-cell table:style-name="Table4.C2" office:value-type="string">
            <text:p text:style-name="P22"><text:s/>-305.124</text:p>
          </table:table-cell>
          <table:table-cell table:style-name="Table4.F3" table:formula="ooow:&lt;D6&gt;-&lt;B6&gt;" office:value-type="float" office:value="-0.201324">
            <text:p text:style-name="P37">-0.2</text:p>
          </table:table-cell>
          <table:table-cell table:style-name="Table4.G3" table:formula="ooow:&lt;E6&gt;-&lt;C6&gt;" office:value-type="float" office:value="-5.12400000000002">
            <text:p text:style-name="P37">-5.12</text:p>
          </table:table-cell>
        </table:table-row>
        <table:table-row>
          <table:table-cell table:style-name="Table4.A1" office:value-type="string">
            <text:p text:style-name="P62">5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0.342499</text:p>
          </table:table-cell>
          <table:table-cell table:style-name="Table4.C2" office:value-type="string">
            <text:p text:style-name="P22"><text:s/>-305.63</text:p>
          </table:table-cell>
          <table:table-cell table:style-name="Table4.F3" table:formula="ooow:&lt;D7&gt;-&lt;B7&gt;" office:value-type="float" office:value="0.342499">
            <text:p text:style-name="P37">0.34</text:p>
          </table:table-cell>
          <table:table-cell table:style-name="Table4.G3" table:formula="ooow:&lt;E7&gt;-&lt;C7&gt;" office:value-type="float" office:value="-5.63">
            <text:p text:style-name="P43">-5.63</text:p>
          </table:table-cell>
        </table:table-row>
        <table:table-row>
          <table:table-cell table:style-name="Table4.A1" office:value-type="string">
            <text:p text:style-name="P62">6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<text:s/>0.226257</text:p>
          </table:table-cell>
          <table:table-cell table:style-name="Table4.C2" office:value-type="string">
            <text:p text:style-name="P22">-305.385</text:p>
          </table:table-cell>
          <table:table-cell table:style-name="Table4.F3" table:formula="ooow:&lt;D8&gt;-&lt;B8&gt;" office:value-type="float" office:value="0.226257">
            <text:p text:style-name="P37">0.23</text:p>
          </table:table-cell>
          <table:table-cell table:style-name="Table4.G3" table:formula="ooow:&lt;E8&gt;-&lt;C8&gt;" office:value-type="float" office:value="-5.38499999999999">
            <text:p text:style-name="P53">-5.38</text:p>
          </table:table-cell>
        </table:table-row>
        <table:table-row>
          <table:table-cell table:style-name="Table4.A1" office:value-type="string">
            <text:p text:style-name="P62">7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-0.324341</text:p>
          </table:table-cell>
          <table:table-cell table:style-name="Table4.C2" office:value-type="string">
            <text:p text:style-name="P22">-305.333</text:p>
          </table:table-cell>
          <table:table-cell table:style-name="Table4.F3" table:formula="ooow:&lt;D9&gt;-&lt;B9&gt;" office:value-type="float" office:value="-0.324341">
            <text:p text:style-name="P37">-0.32</text:p>
          </table:table-cell>
          <table:table-cell table:style-name="Table4.G3" table:formula="ooow:&lt;E9&gt;-&lt;C9&gt;" office:value-type="float" office:value="-5.33300000000003">
            <text:p text:style-name="P43">-5.33</text:p>
          </table:table-cell>
        </table:table-row>
        <table:table-row>
          <table:table-cell table:style-name="Table4.A1" office:value-type="string">
            <text:p text:style-name="P62">8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-0.610413</text:p>
          </table:table-cell>
          <table:table-cell table:style-name="Table4.C2" office:value-type="string">
            <text:p text:style-name="P22">-305.1</text:p>
          </table:table-cell>
          <table:table-cell table:style-name="Table4.F3" table:formula="ooow:&lt;D10&gt;-&lt;B10&gt;" office:value-type="float" office:value="-0.610413">
            <text:p text:style-name="P37">-0.61</text:p>
          </table:table-cell>
          <table:table-cell table:style-name="Table4.G3" table:formula="ooow:&lt;E10&gt;-&lt;C10&gt;" office:value-type="float" office:value="-5.10000000000002">
            <text:p text:style-name="P43">-5.1</text:p>
          </table:table-cell>
        </table:table-row>
        <table:table-row>
          <table:table-cell table:style-name="Table4.A1" office:value-type="string">
            <text:p text:style-name="P62">9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<text:s/>-0.463348 </text:p>
          </table:table-cell>
          <table:table-cell table:style-name="Table4.C2" office:value-type="string">
            <text:p text:style-name="P22">-304.911</text:p>
          </table:table-cell>
          <table:table-cell table:style-name="Table4.F3" table:formula="ooow:&lt;D11&gt;-&lt;B11&gt;" office:value-type="float" office:value="-0.463348">
            <text:p text:style-name="P37">-0.46</text:p>
          </table:table-cell>
          <table:table-cell table:style-name="Table4.G3" table:formula="ooow:&lt;E11&gt;-&lt;C11&gt;" office:value-type="float" office:value="-4.911">
            <text:p text:style-name="P43">-4.91</text:p>
          </table:table-cell>
        </table:table-row>
        <table:table-row>
          <table:table-cell table:style-name="Table4.A12" office:value-type="string">
            <text:p text:style-name="P62">10</text:p>
          </table:table-cell>
          <table:table-cell table:style-name="Table4.B2" office:value-type="string">
            <text:p text:style-name="P31">0</text:p>
          </table:table-cell>
          <table:table-cell table:style-name="Table4.C2" office:value-type="string">
            <text:p text:style-name="P46">-300</text:p>
          </table:table-cell>
          <table:table-cell table:style-name="Table4.B2" office:value-type="string">
            <text:p text:style-name="P22">0.364136</text:p>
          </table:table-cell>
          <table:table-cell table:style-name="Table4.C2" office:value-type="string">
            <text:p text:style-name="P22"><text:s/>-305.111</text:p>
          </table:table-cell>
          <table:table-cell table:style-name="Table4.F3" table:formula="ooow:&lt;D12&gt;-&lt;B12&gt;" office:value-type="float" office:value="0.364136">
            <text:p text:style-name="P37">0.36</text:p>
          </table:table-cell>
          <table:table-cell table:style-name="Table4.G3" table:formula="ooow:&lt;E12&gt;-&lt;C12&gt;" office:value-type="float" office:value="-5.11099999999999">
            <text:p text:style-name="P43">-5.11</text:p>
          </table:table-cell>
        </table:table-row>
        <table:table-row>
          <table:table-cell table:style-name="Table4.A13" office:value-type="string">
            <text:p text:style-name="P65">Gns</text:p>
          </table:table-cell>
          <table:table-cell table:style-name="Table4.B13" office:value-type="string">
            <text:p text:style-name="P31"/>
          </table:table-cell>
          <table:table-cell table:style-name="Table4.C13" office:value-type="string">
            <text:p text:style-name="P46"/>
          </table:table-cell>
          <table:table-cell table:style-name="Table4.D13" table:formula="ooow:&lt;D3:D12&gt;/10" office:value-type="float" office:value="-0.063324">
            <text:p text:style-name="P52">-0.06</text:p>
          </table:table-cell>
          <table:table-cell table:style-name="Table4.D13" table:formula="ooow:&lt;E3:E12&gt;/10" office:value-type="float" office:value="-305.0422">
            <text:p text:style-name="P52">-305.04</text:p>
          </table:table-cell>
          <table:table-cell table:style-name="Table4.D13" table:formula="ooow:&lt;F3:F12&gt;/10" office:value-type="float" office:value="-0.063324">
            <text:p text:style-name="P53">-0.06</text:p>
          </table:table-cell>
          <table:table-cell table:style-name="Table4.G13" table:formula="ooow:&lt;G3:G12&gt;/10" office:value-type="float" office:value="-5.04220000000001">
            <text:p text:style-name="P53">-5.04</text:p>
          </table:table-cell>
        </table:table-row>
      </table:table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3">4. Position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68">Forsøg:</text:p>
          </table:table-cell>
          <table:table-cell table:style-name="Table6.B1" table:number-columns-spanned="2" office:value-type="string">
            <text:p text:style-name="P68">Fast punkt (x,y) <text:span text:style-name="T4">[mm]</text:span></text:p>
          </table:table-cell>
          <table:covered-table-cell/>
          <table:table-cell table:style-name="Table6.B1" table:number-columns-spanned="2" office:value-type="string">
            <text:p text:style-name="P68">Resultat <text:span text:style-name="T3">(x,y) </text:span></text:p>
          </table:table-cell>
          <table:covered-table-cell/>
          <table:table-cell table:style-name="Table6.F1" table:number-columns-spanned="2" office:value-type="string">
            <text:p text:style-name="P93">Difference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78">#</text:p>
          </table:table-cell>
          <table:table-cell table:style-name="Table6.B2" office:value-type="string">
            <text:p text:style-name="P74">x</text:p>
          </table:table-cell>
          <table:table-cell table:style-name="Table6.C2" office:value-type="string">
            <text:p text:style-name="P74">y</text:p>
          </table:table-cell>
          <table:table-cell table:style-name="Table6.B2" office:value-type="string">
            <text:p text:style-name="P74">x</text:p>
          </table:table-cell>
          <table:table-cell table:style-name="Table6.C2" office:value-type="string">
            <text:p text:style-name="P88">y</text:p>
          </table:table-cell>
          <table:table-cell table:style-name="Table6.B2" office:value-type="string">
            <text:p text:style-name="P83">x</text:p>
          </table:table-cell>
          <table:table-cell table:style-name="Table6.C2" office:value-type="string">
            <text:p text:style-name="P98">y</text:p>
          </table:table-cell>
        </table:table-row>
        <table:table-row>
          <table:table-cell table:style-name="Table6.A1" office:value-type="string">
            <text:p text:style-name="P61">1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2.5<text:span text:style-name="T5">4</text:span></text:p>
          </table:table-cell>
          <table:table-cell table:style-name="Table6.C2" office:value-type="string">
            <text:p text:style-name="P26">-6.09</text:p>
          </table:table-cell>
          <table:table-cell table:style-name="Table6.F3" table:formula="ooow:&lt;D3&gt;-&lt;B3&gt;" office:value-type="float" office:value="-7.45999999999998">
            <text:p text:style-name="P36">-7.46</text:p>
          </table:table-cell>
          <table:table-cell table:style-name="Table6.G3" table:formula="ooow:&lt;E3&gt;-&lt;C3&gt;" office:value-type="float" office:value="-6.09">
            <text:p text:style-name="P36">-6.09</text:p>
          </table:table-cell>
        </table:table-row>
        <table:table-row>
          <table:table-cell table:style-name="Table6.A1" office:value-type="string">
            <text:p text:style-name="P61">2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1.8<text:span text:style-name="T5">4</text:span></text:p>
          </table:table-cell>
          <table:table-cell table:style-name="Table6.C2" office:value-type="string">
            <text:p text:style-name="P26">-6.08</text:p>
          </table:table-cell>
          <table:table-cell table:style-name="Table6.F3" table:formula="ooow:&lt;D4&gt;-&lt;B4&gt;" office:value-type="float" office:value="-8.16000000000003">
            <text:p text:style-name="P36">-8.16</text:p>
          </table:table-cell>
          <table:table-cell table:style-name="Table6.G3" table:formula="ooow:&lt;E4&gt;-&lt;C4&gt;" office:value-type="float" office:value="-6.08">
            <text:p text:style-name="P36">-6.08</text:p>
          </table:table-cell>
        </table:table-row>
        <table:table-row>
          <table:table-cell table:style-name="Table6.A1" office:value-type="string">
            <text:p text:style-name="P61">3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2.3<text:span text:style-name="T5">6</text:span></text:p>
          </table:table-cell>
          <table:table-cell table:style-name="Table6.C2" office:value-type="string">
            <text:p text:style-name="P26">-5.7<text:span text:style-name="T5">7</text:span></text:p>
          </table:table-cell>
          <table:table-cell table:style-name="Table6.F3" table:formula="ooow:&lt;D5&gt;-&lt;B5&gt;" office:value-type="float" office:value="-7.63999999999999">
            <text:p text:style-name="P36">-7.64</text:p>
          </table:table-cell>
          <table:table-cell table:style-name="Table6.G3" table:formula="ooow:&lt;E5&gt;-&lt;C5&gt;" office:value-type="float" office:value="-5.77">
            <text:p text:style-name="P36">-5.77</text:p>
          </table:table-cell>
        </table:table-row>
        <table:table-row>
          <table:table-cell table:style-name="Table6.A1" office:value-type="string">
            <text:p text:style-name="P61">4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2.7<text:span text:style-name="T5">5</text:span></text:p>
          </table:table-cell>
          <table:table-cell table:style-name="Table6.C2" office:value-type="string">
            <text:p text:style-name="P26">-5.8<text:span text:style-name="T5">4</text:span></text:p>
          </table:table-cell>
          <table:table-cell table:style-name="Table6.F3" table:formula="ooow:&lt;D6&gt;-&lt;B6&gt;" office:value-type="float" office:value="-7.25">
            <text:p text:style-name="P36">-7.25</text:p>
          </table:table-cell>
          <table:table-cell table:style-name="Table6.G3" table:formula="ooow:&lt;E6&gt;-&lt;C6&gt;" office:value-type="float" office:value="-5.84">
            <text:p text:style-name="P36">-5.84</text:p>
          </table:table-cell>
        </table:table-row>
        <table:table-row>
          <table:table-cell table:style-name="Table6.A1" office:value-type="string">
            <text:p text:style-name="P61">5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1.9<text:span text:style-name="T5">8</text:span></text:p>
          </table:table-cell>
          <table:table-cell table:style-name="Table6.C2" office:value-type="string">
            <text:p text:style-name="P26">-5.7<text:span text:style-name="T5">8</text:span></text:p>
          </table:table-cell>
          <table:table-cell table:style-name="Table6.F3" table:formula="ooow:&lt;D7&gt;-&lt;B7&gt;" office:value-type="float" office:value="-8.01999999999998">
            <text:p text:style-name="P36">-8.02</text:p>
          </table:table-cell>
          <table:table-cell table:style-name="Table6.G3" table:formula="ooow:&lt;E7&gt;-&lt;C7&gt;" office:value-type="float" office:value="-5.78">
            <text:p text:style-name="P42">-5.78</text:p>
          </table:table-cell>
        </table:table-row>
        <table:table-row>
          <table:table-cell table:style-name="Table6.A1" office:value-type="string">
            <text:p text:style-name="P61">6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2.39</text:p>
          </table:table-cell>
          <table:table-cell table:style-name="Table6.C2" office:value-type="string">
            <text:p text:style-name="P26">-6.08</text:p>
          </table:table-cell>
          <table:table-cell table:style-name="Table6.F3" table:formula="ooow:&lt;D8&gt;-&lt;B8&gt;" office:value-type="float" office:value="-7.61000000000001">
            <text:p text:style-name="P36">-7.61</text:p>
          </table:table-cell>
          <table:table-cell table:style-name="Table6.G3" table:formula="ooow:&lt;F8&gt;-&lt;C8&gt;" office:value-type="float" office:value="-7.61000000000001">
            <text:p text:style-name="P42">-7.61</text:p>
          </table:table-cell>
        </table:table-row>
        <table:table-row>
          <table:table-cell table:style-name="Table6.A1" office:value-type="string">
            <text:p text:style-name="P61">7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2.8<text:span text:style-name="T5">7</text:span></text:p>
          </table:table-cell>
          <table:table-cell table:style-name="Table6.C2" office:value-type="string">
            <text:p text:style-name="P26"><text:s/>-5.09</text:p>
          </table:table-cell>
          <table:table-cell table:style-name="Table6.F3" table:formula="ooow:&lt;D9&gt;-&lt;B9&gt;" office:value-type="float" office:value="-7.13">
            <text:p text:style-name="P36">-7.13</text:p>
          </table:table-cell>
          <table:table-cell table:style-name="Table6.G3" table:formula="ooow:&lt;E9&gt;-&lt;C9&gt;" office:value-type="float" office:value="-5.09">
            <text:p text:style-name="P42">-5.09</text:p>
          </table:table-cell>
        </table:table-row>
        <table:table-row>
          <table:table-cell table:style-name="Table6.A1" office:value-type="string">
            <text:p text:style-name="P61">8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6">292.869</text:p>
          </table:table-cell>
          <table:table-cell table:style-name="Table6.C2" office:value-type="string">
            <text:p text:style-name="P26"><text:s/>-5.092</text:p>
          </table:table-cell>
          <table:table-cell table:style-name="Table6.F3" table:formula="ooow:&lt;D10&gt;-&lt;B10&gt;" office:value-type="float" office:value="-7.13099999999997">
            <text:p text:style-name="P36">-7.13</text:p>
          </table:table-cell>
          <table:table-cell table:style-name="Table6.G3" table:formula="ooow:&lt;E10&gt;-&lt;C10&gt;" office:value-type="float" office:value="-5.092">
            <text:p text:style-name="P42">-5.09</text:p>
          </table:table-cell>
        </table:table-row>
        <table:table-row>
          <table:table-cell table:style-name="Table6.A1" office:value-type="string">
            <text:p text:style-name="P61">9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8">293.262</text:p>
          </table:table-cell>
          <table:table-cell table:style-name="Table6.C2" office:value-type="string">
            <text:p text:style-name="P28"><text:s/>-6.30<text:span text:style-name="T7">8</text:span></text:p>
          </table:table-cell>
          <table:table-cell table:style-name="Table6.F3" table:formula="ooow:&lt;D11&gt;-&lt;B11&gt;" office:value-type="float" office:value="-6.738">
            <text:p text:style-name="P36">-6.74</text:p>
          </table:table-cell>
          <table:table-cell table:style-name="Table6.G3" table:formula="ooow:&lt;E11&gt;-&lt;C11&gt;" office:value-type="float" office:value="-6.308">
            <text:p text:style-name="P42">-6.31</text:p>
          </table:table-cell>
        </table:table-row>
        <table:table-row>
          <table:table-cell table:style-name="Table6.A12" office:value-type="string">
            <text:p text:style-name="P61">10</text:p>
          </table:table-cell>
          <table:table-cell table:style-name="Table6.B2" office:value-type="string">
            <text:p text:style-name="P25"><text:span text:style-name="T6">300</text:span></text:p>
          </table:table-cell>
          <table:table-cell table:style-name="Table6.C2" office:value-type="string">
            <text:p text:style-name="P30">0</text:p>
          </table:table-cell>
          <table:table-cell table:style-name="Table6.B2" office:value-type="string">
            <text:p text:style-name="P28">293.125</text:p>
          </table:table-cell>
          <table:table-cell table:style-name="Table6.C2" office:value-type="string">
            <text:p text:style-name="P28">-6.2<text:span text:style-name="T7">4</text:span></text:p>
          </table:table-cell>
          <table:table-cell table:style-name="Table6.F3" table:formula="ooow:&lt;D12&gt;-&lt;B12&gt;" office:value-type="float" office:value="-6.875">
            <text:p text:style-name="P36">-6.88</text:p>
          </table:table-cell>
          <table:table-cell table:style-name="Table6.G3" table:formula="ooow:&lt;E12&gt;-&lt;C12&gt;" office:value-type="float" office:value="-6.24">
            <text:p text:style-name="P42">-6.24</text:p>
          </table:table-cell>
        </table:table-row>
        <table:table-row>
          <table:table-cell table:style-name="Table6.A13" office:value-type="string">
            <text:p text:style-name="P65">Gns:</text:p>
          </table:table-cell>
          <table:table-cell table:style-name="Table6.B13" office:value-type="string">
            <text:p text:style-name="P25"/>
          </table:table-cell>
          <table:table-cell table:style-name="Table6.C13" office:value-type="string">
            <text:p text:style-name="P30"/>
          </table:table-cell>
          <table:table-cell table:style-name="Table6.D13" table:formula="ooow:&lt;D3:D12&gt;/10" office:value-type="float" office:value="292.5986">
            <text:p text:style-name="P53">292.6</text:p>
          </table:table-cell>
          <table:table-cell table:style-name="Table6.D13" table:formula="ooow:&lt;E3:E12&gt;/10" office:value-type="float" office:value="-5.837">
            <text:p text:style-name="P53">-5.84</text:p>
          </table:table-cell>
          <table:table-cell table:style-name="Table6.D13" table:formula="ooow:&lt;F3:F12&gt;/10" office:value-type="float" office:value="-7.4014">
            <text:p text:style-name="P54">-7.4</text:p>
          </table:table-cell>
          <table:table-cell table:style-name="Table6.G13" table:formula="ooow:&lt;G3:G12&gt;/10" office:value-type="float" office:value="-5.99">
            <text:p text:style-name="P54">-5.99</text:p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0">5. position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B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P66">Forsøg:</text:p>
          </table:table-cell>
          <table:table-cell table:style-name="Table5.B1" table:number-columns-spanned="2" office:value-type="string">
            <text:p text:style-name="P67">Fast punkt (x,y) <text:span text:style-name="T4">[mm]</text:span></text:p>
          </table:table-cell>
          <table:covered-table-cell/>
          <table:table-cell table:style-name="Table5.B1" table:number-columns-spanned="2" office:value-type="string">
            <text:p text:style-name="P67">Resultat <text:span text:style-name="T3">(x,y) </text:span></text:p>
          </table:table-cell>
          <table:covered-table-cell/>
          <table:table-cell table:style-name="Table5.F1" table:number-columns-spanned="2" office:value-type="string">
            <text:p text:style-name="P92">Difference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72">#</text:p>
          </table:table-cell>
          <table:table-cell table:style-name="Table5.B2" office:value-type="string">
            <text:p text:style-name="P73">x</text:p>
          </table:table-cell>
          <table:table-cell table:style-name="Table5.C2" office:value-type="string">
            <text:p text:style-name="P73">y</text:p>
          </table:table-cell>
          <table:table-cell table:style-name="Table5.B2" office:value-type="string">
            <text:p text:style-name="P73">x</text:p>
          </table:table-cell>
          <table:table-cell table:style-name="Table5.C2" office:value-type="string">
            <text:p text:style-name="P87">y</text:p>
          </table:table-cell>
          <table:table-cell table:style-name="Table5.B2" office:value-type="string">
            <text:p text:style-name="P82">x</text:p>
          </table:table-cell>
          <table:table-cell table:style-name="Table5.C2" office:value-type="string">
            <text:p text:style-name="P97">y</text:p>
          </table:table-cell>
        </table:table-row>
        <table:table-row>
          <table:table-cell table:style-name="Table5.A1" office:value-type="string">
            <text:p text:style-name="P60">1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14</text:p>
          </table:table-cell>
          <table:table-cell table:style-name="Table5.C2" office:value-type="string">
            <text:p text:style-name="P27">4.89</text:p>
          </table:table-cell>
          <table:table-cell table:style-name="Table5.F3" table:formula="ooow:&lt;D3&gt;-&lt;B3&gt;" office:value-type="float" office:value="-2.13999999999999">
            <text:p text:style-name="P34">-2.14</text:p>
          </table:table-cell>
          <table:table-cell table:style-name="Table5.G3" table:formula="ooow:&lt;E3&gt;-&lt;C3&gt;" office:value-type="float" office:value="4.89">
            <text:p text:style-name="P34">4.89</text:p>
          </table:table-cell>
        </table:table-row>
        <table:table-row>
          <table:table-cell table:style-name="Table5.A1" office:value-type="string">
            <text:p text:style-name="P60">2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1.76</text:p>
          </table:table-cell>
          <table:table-cell table:style-name="Table5.C2" office:value-type="string">
            <text:p text:style-name="P27">4.81</text:p>
          </table:table-cell>
          <table:table-cell table:style-name="Table5.F3" table:formula="ooow:&lt;D4&gt;-&lt;B4&gt;" office:value-type="float" office:value="-1.75999999999999">
            <text:p text:style-name="P35">-1.76</text:p>
          </table:table-cell>
          <table:table-cell table:style-name="Table5.G3" table:formula="ooow:&lt;E4&gt;-&lt;C4&gt;" office:value-type="float" office:value="4.81">
            <text:p text:style-name="P34">4.81</text:p>
          </table:table-cell>
        </table:table-row>
        <table:table-row>
          <table:table-cell table:style-name="Table5.A1" office:value-type="string">
            <text:p text:style-name="P60">3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12</text:p>
          </table:table-cell>
          <table:table-cell table:style-name="Table5.C2" office:value-type="string">
            <text:p text:style-name="P27">4.42</text:p>
          </table:table-cell>
          <table:table-cell table:style-name="Table5.F3" table:formula="ooow:&lt;D5&gt;-&lt;B5&gt;" office:value-type="float" office:value="-2.12">
            <text:p text:style-name="P34">-2.12</text:p>
          </table:table-cell>
          <table:table-cell table:style-name="Table5.G3" table:formula="ooow:&lt;E5&gt;-&lt;C5&gt;" office:value-type="float" office:value="4.42">
            <text:p text:style-name="P34">4.42</text:p>
          </table:table-cell>
        </table:table-row>
        <table:table-row>
          <table:table-cell table:style-name="Table5.A1" office:value-type="string">
            <text:p text:style-name="P60">4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4"><text:span text:style-name="T5">-302.05</text:span></text:p>
          </table:table-cell>
          <table:table-cell table:style-name="Table5.C2" office:value-type="string">
            <text:p text:style-name="P27">6.23</text:p>
          </table:table-cell>
          <table:table-cell table:style-name="Table5.F3" table:formula="ooow:&lt;D6&gt;-&lt;B6&gt;" office:value-type="float" office:value="-2.05000000000001">
            <text:p text:style-name="P34">-2.05</text:p>
          </table:table-cell>
          <table:table-cell table:style-name="Table5.G3" table:formula="ooow:&lt;E6&gt;-&lt;C6&gt;" office:value-type="float" office:value="6.23">
            <text:p text:style-name="P34">6.23</text:p>
          </table:table-cell>
        </table:table-row>
        <table:table-row>
          <table:table-cell table:style-name="Table5.A1" office:value-type="string">
            <text:p text:style-name="P60">5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11</text:p>
          </table:table-cell>
          <table:table-cell table:style-name="Table5.C2" office:value-type="string">
            <text:p text:style-name="P27">5.02</text:p>
          </table:table-cell>
          <table:table-cell table:style-name="Table5.F3" table:formula="ooow:&lt;D7&gt;-&lt;B7&gt;" office:value-type="float" office:value="-2.11000000000001">
            <text:p text:style-name="P34">-2.11</text:p>
          </table:table-cell>
          <table:table-cell table:style-name="Table5.G3" table:formula="ooow:&lt;E7&gt;-&lt;C7&gt;" office:value-type="float" office:value="5.02">
            <text:p text:style-name="P40">5.02</text:p>
          </table:table-cell>
        </table:table-row>
        <table:table-row>
          <table:table-cell table:style-name="Table5.A1" office:value-type="string">
            <text:p text:style-name="P60">6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1.64</text:p>
          </table:table-cell>
          <table:table-cell table:style-name="Table5.C2" office:value-type="string">
            <text:p text:style-name="P27">5.57</text:p>
          </table:table-cell>
          <table:table-cell table:style-name="Table5.F3" table:formula="ooow:&lt;D8&gt;-&lt;B8&gt;" office:value-type="float" office:value="-1.63999999999999">
            <text:p text:style-name="P34">-1.64</text:p>
          </table:table-cell>
          <table:table-cell table:style-name="Table5.G3" table:formula="ooow:&lt;F8&gt;-&lt;C8&gt;" office:value-type="float" office:value="-1.63999999999999">
            <text:p text:style-name="P40">-1.64</text:p>
          </table:table-cell>
        </table:table-row>
        <table:table-row>
          <table:table-cell table:style-name="Table5.A1" office:value-type="string">
            <text:p text:style-name="P60">7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06</text:p>
          </table:table-cell>
          <table:table-cell table:style-name="Table5.C2" office:value-type="string">
            <text:p text:style-name="P27">5.42</text:p>
          </table:table-cell>
          <table:table-cell table:style-name="Table5.F3" table:formula="ooow:&lt;D9&gt;-&lt;B9&gt;" office:value-type="float" office:value="-2.06">
            <text:p text:style-name="P34">-2.06</text:p>
          </table:table-cell>
          <table:table-cell table:style-name="Table5.G3" table:formula="ooow:&lt;E9&gt;-&lt;C9&gt;" office:value-type="float" office:value="5.42">
            <text:p text:style-name="P40">5.42</text:p>
          </table:table-cell>
        </table:table-row>
        <table:table-row>
          <table:table-cell table:style-name="Table5.A1" office:value-type="string">
            <text:p text:style-name="P60">8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21</text:p>
          </table:table-cell>
          <table:table-cell table:style-name="Table5.C2" office:value-type="string">
            <text:p text:style-name="P24"><text:span text:style-name="T5">4.95</text:span></text:p>
          </table:table-cell>
          <table:table-cell table:style-name="Table5.F3" table:formula="ooow:&lt;D10&gt;-&lt;B10&gt;" office:value-type="float" office:value="-2.20999999999998">
            <text:p text:style-name="P34">-2.21</text:p>
          </table:table-cell>
          <table:table-cell table:style-name="Table5.G3" table:formula="ooow:&lt;E10&gt;-&lt;C10&gt;" office:value-type="float" office:value="4.95">
            <text:p text:style-name="P40">4.95</text:p>
          </table:table-cell>
        </table:table-row>
        <table:table-row>
          <table:table-cell table:style-name="Table5.A1" office:value-type="string">
            <text:p text:style-name="P60">9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48</text:p>
          </table:table-cell>
          <table:table-cell table:style-name="Table5.C2" office:value-type="string">
            <text:p text:style-name="P27">6.21</text:p>
          </table:table-cell>
          <table:table-cell table:style-name="Table5.F3" table:formula="ooow:&lt;D11&gt;-&lt;B11&gt;" office:value-type="float" office:value="-2.48000000000002">
            <text:p text:style-name="P56">-2.48</text:p>
          </table:table-cell>
          <table:table-cell table:style-name="Table5.G3" table:formula="ooow:&lt;E11&gt;-&lt;C11&gt;" office:value-type="float" office:value="6.21">
            <text:p text:style-name="P40">6.21</text:p>
          </table:table-cell>
        </table:table-row>
        <table:table-row>
          <table:table-cell table:style-name="Table5.A12" office:value-type="string">
            <text:p text:style-name="P60">10</text:p>
          </table:table-cell>
          <table:table-cell table:style-name="Table5.B2" office:value-type="string">
            <text:p text:style-name="P23">-<text:span text:style-name="T6">300</text:span></text:p>
          </table:table-cell>
          <table:table-cell table:style-name="Table5.C2" office:value-type="string">
            <text:p text:style-name="P29">0</text:p>
          </table:table-cell>
          <table:table-cell table:style-name="Table5.B2" office:value-type="string">
            <text:p text:style-name="P27">-302.31</text:p>
          </table:table-cell>
          <table:table-cell table:style-name="Table5.C2" office:value-type="string">
            <text:p text:style-name="P27">5.46</text:p>
          </table:table-cell>
          <table:table-cell table:style-name="Table5.F3" table:formula="ooow:&lt;D12&gt;-&lt;B12&gt;" office:value-type="float" office:value="-2.31">
            <text:p text:style-name="P34">-2.31</text:p>
          </table:table-cell>
          <table:table-cell table:style-name="Table5.G3" table:formula="ooow:&lt;E12&gt;-&lt;C12&gt;" office:value-type="float" office:value="5.46">
            <text:p text:style-name="P41">5.46</text:p>
          </table:table-cell>
        </table:table-row>
        <table:table-row>
          <table:table-cell table:style-name="Table5.A13" office:value-type="string">
            <text:p text:style-name="P65">Gns:</text:p>
          </table:table-cell>
          <table:table-cell table:style-name="Table5.B13" office:value-type="string">
            <text:p text:style-name="P23"/>
          </table:table-cell>
          <table:table-cell table:style-name="Table5.C13" office:value-type="string">
            <text:p text:style-name="P29"/>
          </table:table-cell>
          <table:table-cell table:style-name="Table5.D13" table:formula="ooow:&lt;D3:D12&gt;/10" office:value-type="float" office:value="-302.088">
            <text:p text:style-name="P57">-302.09</text:p>
          </table:table-cell>
          <table:table-cell table:style-name="Table5.D13" table:formula="ooow:&lt;E3:E12&gt;/10" office:value-type="float" office:value="5.298">
            <text:p text:style-name="P57">5.3</text:p>
          </table:table-cell>
          <table:table-cell table:style-name="Table5.D13" table:formula="ooow:&lt;F3:F12&gt;/10" office:value-type="float" office:value="-2.088">
            <text:p text:style-name="P56">-2.09</text:p>
          </table:table-cell>
          <table:table-cell table:style-name="Table5.G13" table:formula="ooow:&lt;G3:G12&gt;/10" office:value-type="float" office:value="4.577">
            <text:p text:style-name="P55">4.58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09:50:24.164847181</meta:creation-date>
    <dc:date>2018-12-10T15:04:29.032923976</dc:date>
    <meta:editing-duration>PT5H11M44S</meta:editing-duration>
    <meta:editing-cycles>11</meta:editing-cycles>
    <meta:generator>LibreOffice/5.1.6.2$Linux_X86_64 LibreOffice_project/10m0$Build-2</meta:generator>
    <meta:document-statistic meta:table-count="5" meta:image-count="0" meta:object-count="0" meta:page-count="5" meta:paragraph-count="445" meta:word-count="542" meta:character-count="2444" meta:non-whitespace-character-count="2313"/>
  </office:meta>
</office:document-meta>
</file>